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ackground-color="#dddddd"/>
    </style:style>
    <style:style style:name="ce5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C" table:style-name="ta1">
        <table:shapes>
          <draw:frame draw:z-index="0" draw:style-name="gr1" draw:text-style-name="P1" svg:width="16cm" svg:height="9.013cm" svg:x="0.136cm" svg:y="7.489cm">
            <draw:object draw:notify-on-update-of-ranges="DC.A1:DC.A1 DC.A2:DC.A12 DC.B1:DC.B1 DC.B2:DC.B12 DC.C1:DC.C1 DC.C2:DC.C12 DC.F1:DC.F1 DC.F2:DC.F12 DC.I1:DC.I1 DC.I2:DC.I12 DC.L1:DC.L1 DC.L2:DC.L12 DC.O1:DC.O1 DC.O2:DC.O12 DC.R1:DC.R1 DC.R2:DC.R12 DC.U1:DC.U1 DC.U2:DC.U12 DC.X1:DC.X1 DC.X2:DC.X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9.013cm" svg:x="37.081cm" svg:y="9.05cm">
            <draw:object draw:notify-on-update-of-ranges="DC.A2:DC.A11 DC.E1:DC.E1 DC.E2:DC.E11 DC.H1:DC.H1 DC.H2:DC.H11 DC.K1:DC.K1 DC.K2:DC.K11 DC.N1:DC.N1 DC.N2:DC.N11 DC.Q1:DC.Q1 DC.Q2:DC.Q11 DC.T1:DC.T1 DC.T2:DC.T11 DC.W1:DC.W1 DC.W2:DC.W11 DC.Z1:DC.Z1 DC.Z2:DC.Z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cm" svg:height="9.012cm" svg:x="17.596cm" svg:y="8.844cm">
            <draw:object draw:notify-on-update-of-ranges="DC.A2:DC.A11 DC.D1:DC.D1 DC.D2:DC.D11 DC.G1:DC.G1 DC.G2:DC.G11 DC.J1:DC.J1 DC.J2:DC.J11 DC.M1:DC.M1 DC.M2:DC.M11 DC.P1:DC.P1 DC.P2:DC.P11 DC.S1:DC.S1 DC.S2:DC.S11 DC.V1:DC.V1 DC.V2:DC.V11 DC.Y1:DC.Y1 DC.Y2:DC.Y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EQ</text:p>
          </table:table-cell>
          <table:table-cell table:number-columns-repeated="3" table:style-name="ce1" office:value-type="string" calcext:value-type="string">
            <text:p>7P – 1N</text:p>
          </table:table-cell>
          <table:table-cell table:number-columns-repeated="3" table:style-name="ce1" office:value-type="string" calcext:value-type="string">
            <text:p>15P – 1N</text:p>
          </table:table-cell>
          <table:table-cell table:number-columns-repeated="3" table:style-name="ce1" office:value-type="string" calcext:value-type="string">
            <text:p>31P – 1N</text:p>
          </table:table-cell>
          <table:table-cell table:number-columns-repeated="3" table:style-name="ce1" office:value-type="string" calcext:value-type="string">
            <text:p>63P – 1N</text:p>
          </table:table-cell>
          <table:table-cell table:number-columns-repeated="3" table:style-name="ce1" office:value-type="string" calcext:value-type="string">
            <text:p>15P – 2N</text:p>
          </table:table-cell>
          <table:table-cell table:number-columns-repeated="3" table:style-name="ce1" office:value-type="string" calcext:value-type="string">
            <text:p>31P – 2N</text:p>
          </table:table-cell>
          <table:table-cell table:number-columns-repeated="3" table:style-name="ce1" office:value-type="string" calcext:value-type="string">
            <text:p>63P – 2N</text:p>
          </table:table-cell>
          <table:table-cell table:number-columns-repeated="3" table:style-name="ce1" office:value-type="string" calcext:value-type="string">
            <text:p>63P – 4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8879" calcext:value-type="float">
            <text:p>2,188790</text:p>
          </table:table-cell>
          <table:table-cell office:value-type="float" office:value="0.365928" calcext:value-type="float">
            <text:p>0,365928</text:p>
          </table:table-cell>
          <table:table-cell table:formula="of:=[.B2]/[.C2]" office:value-type="float" office:value="5.98147723049343" calcext:value-type="float">
            <text:p>5,98147723049343</text:p>
          </table:table-cell>
          <table:table-cell table:formula="of:=[.D2]/7" office:value-type="float" office:value="0.854496747213347" calcext:value-type="float">
            <text:p>0,854496747213347</text:p>
          </table:table-cell>
          <table:table-cell office:value-type="float" office:value="0.280887" calcext:value-type="float">
            <text:p>0,280887</text:p>
          </table:table-cell>
          <table:table-cell table:formula="of:=[.B2]/[.F2]" office:value-type="float" office:value="7.79242186359639" calcext:value-type="float">
            <text:p>7,79242186359639</text:p>
          </table:table-cell>
          <table:table-cell table:formula="of:=[.G2]/15" office:value-type="float" office:value="0.519494790906426" calcext:value-type="float">
            <text:p>0,519494790906426</text:p>
          </table:table-cell>
          <table:table-cell office:value-type="float" office:value="0.44091" calcext:value-type="float">
            <text:p>0,440910</text:p>
          </table:table-cell>
          <table:table-cell table:formula="of:=[.B2]/[.I2]" office:value-type="float" office:value="4.96425574380259" calcext:value-type="float">
            <text:p>4,96425574380259</text:p>
          </table:table-cell>
          <table:table-cell table:formula="of:=[.J2]/31" office:value-type="float" office:value="0.160137282058148" calcext:value-type="float">
            <text:p>0,160137282058148</text:p>
          </table:table-cell>
          <table:table-cell office:value-type="float" office:value="2.000077" calcext:value-type="float">
            <text:p>2,000077</text:p>
          </table:table-cell>
          <table:table-cell table:formula="of:=[.B2]/[.L2]" office:value-type="float" office:value="1.0943528674146" calcext:value-type="float">
            <text:p>1,0943528674146</text:p>
          </table:table-cell>
          <table:table-cell table:formula="of:=[.M2]/63" office:value-type="float" office:value="0.0173706804351525" calcext:value-type="float">
            <text:p>0,017370680435153</text:p>
          </table:table-cell>
          <table:table-cell office:value-type="float" office:value="0.279749" calcext:value-type="float">
            <text:p>0,279749</text:p>
          </table:table-cell>
          <table:table-cell table:formula="of:=[.B2]/[.O2]" office:value-type="float" office:value="7.82412090838573" calcext:value-type="float">
            <text:p>7,82412090838573</text:p>
          </table:table-cell>
          <table:table-cell table:formula="of:=[.P2]/15" office:value-type="float" office:value="0.521608060559049" calcext:value-type="float">
            <text:p>0,521608060559049</text:p>
          </table:table-cell>
          <table:table-cell office:value-type="float" office:value="0.169369" calcext:value-type="float">
            <text:p>0,169369</text:p>
          </table:table-cell>
          <table:table-cell table:formula="of:=[.B2]/[.R2]" office:value-type="float" office:value="12.9232031835814" calcext:value-type="float">
            <text:p>12,9232031835814</text:p>
          </table:table-cell>
          <table:table-cell table:formula="of:=[.S2]/31" office:value-type="float" office:value="0.416877522051013" calcext:value-type="float">
            <text:p>0,416877522051013</text:p>
          </table:table-cell>
          <table:table-cell office:value-type="float" office:value="0.618701" calcext:value-type="float">
            <text:p>0,618701</text:p>
          </table:table-cell>
          <table:table-cell table:formula="of:=[.B2]/[.U2]" office:value-type="float" office:value="3.53771854255933" calcext:value-type="float">
            <text:p>3,53771854255933</text:p>
          </table:table-cell>
          <table:table-cell table:formula="of:=[.V2]/63" office:value-type="float" office:value="0.0561542625803068" calcext:value-type="float">
            <text:p>0,056154262580307</text:p>
          </table:table-cell>
          <table:table-cell office:value-type="float" office:value="0.071185" calcext:value-type="float">
            <text:p>0,071185</text:p>
          </table:table-cell>
          <table:table-cell table:formula="of:=[.B2]/[.X2]" office:value-type="float" office:value="30.7479103743766" calcext:value-type="float">
            <text:p>30,7479103743766</text:p>
          </table:table-cell>
          <table:table-cell table:formula="of:=[.Y2]/63" office:value-type="float" office:value="0.48806206943455" calcext:value-type="float">
            <text:p>0,488062069434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301902" calcext:value-type="float">
            <text:p>4,301902</text:p>
          </table:table-cell>
          <table:table-cell office:value-type="float" office:value="0.697339" calcext:value-type="float">
            <text:p>0,697339</text:p>
          </table:table-cell>
          <table:table-cell table:formula="of:=[.B3]/[.C3]" office:value-type="float" office:value="6.16902539510912" calcext:value-type="float">
            <text:p>6,16902539510912</text:p>
          </table:table-cell>
          <table:table-cell table:formula="of:=[.D3]/7" office:value-type="float" office:value="0.881289342158446" calcext:value-type="float">
            <text:p>0,881289342158446</text:p>
          </table:table-cell>
          <table:table-cell office:value-type="float" office:value="0.522372" calcext:value-type="float">
            <text:p>0,522372</text:p>
          </table:table-cell>
          <table:table-cell table:formula="of:=[.B3]/[.F3]" office:value-type="float" office:value="8.23532272020706" calcext:value-type="float">
            <text:p>8,23532272020706</text:p>
          </table:table-cell>
          <table:table-cell table:formula="of:=[.G3]/15" office:value-type="float" office:value="0.54902151468047" calcext:value-type="float">
            <text:p>0,54902151468047</text:p>
          </table:table-cell>
          <table:table-cell office:value-type="float" office:value="0.514089" calcext:value-type="float">
            <text:p>0,514089</text:p>
          </table:table-cell>
          <table:table-cell table:formula="of:=[.B3]/[.I3]" office:value-type="float" office:value="8.36801020834914" calcext:value-type="float">
            <text:p>8,36801020834914</text:p>
          </table:table-cell>
          <table:table-cell table:formula="of:=[.J3]/31" office:value-type="float" office:value="0.269935813172553" calcext:value-type="float">
            <text:p>0,269935813172553</text:p>
          </table:table-cell>
          <table:table-cell office:value-type="float" office:value="0.530722" calcext:value-type="float">
            <text:p>0,530722</text:p>
          </table:table-cell>
          <table:table-cell table:formula="of:=[.B3]/[.L3]" office:value-type="float" office:value="8.10575404825879" calcext:value-type="float">
            <text:p>8,10575404825879</text:p>
          </table:table-cell>
          <table:table-cell table:formula="of:=[.M3]/63" office:value-type="float" office:value="0.128662762670774" calcext:value-type="float">
            <text:p>0,128662762670774</text:p>
          </table:table-cell>
          <table:table-cell office:value-type="float" office:value="0.530439" calcext:value-type="float">
            <text:p>0,530439</text:p>
          </table:table-cell>
          <table:table-cell table:formula="of:=[.B3]/[.O3]" office:value-type="float" office:value="8.11007863298136" calcext:value-type="float">
            <text:p>8,11007863298136</text:p>
          </table:table-cell>
          <table:table-cell table:formula="of:=[.P3]/15" office:value-type="float" office:value="0.540671908865424" calcext:value-type="float">
            <text:p>0,540671908865424</text:p>
          </table:table-cell>
          <table:table-cell office:value-type="float" office:value="0.261024" calcext:value-type="float">
            <text:p>0,261024</text:p>
          </table:table-cell>
          <table:table-cell table:formula="of:=[.B3]/[.R3]" office:value-type="float" office:value="16.4808676596788" calcext:value-type="float">
            <text:p>16,4808676596788</text:p>
          </table:table-cell>
          <table:table-cell table:formula="of:=[.S3]/31" office:value-type="float" office:value="0.531640892247703" calcext:value-type="float">
            <text:p>0,531640892247703</text:p>
          </table:table-cell>
          <table:table-cell office:value-type="float" office:value="0.306972" calcext:value-type="float">
            <text:p>0,306972</text:p>
          </table:table-cell>
          <table:table-cell table:formula="of:=[.B3]/[.U3]" office:value-type="float" office:value="14.013988246485" calcext:value-type="float">
            <text:p>14,013988246485</text:p>
          </table:table-cell>
          <table:table-cell table:formula="of:=[.V3]/63" office:value-type="float" office:value="0.222444257880715" calcext:value-type="float">
            <text:p>0,222444257880715</text:p>
          </table:table-cell>
          <table:table-cell office:value-type="float" office:value="0.135434" calcext:value-type="float">
            <text:p>0,135434</text:p>
          </table:table-cell>
          <table:table-cell table:formula="of:=[.B3]/[.X3]" office:value-type="float" office:value="31.7638259225896" calcext:value-type="float">
            <text:p>31,7638259225896</text:p>
          </table:table-cell>
          <table:table-cell table:formula="of:=[.Y3]/63" office:value-type="float" office:value="0.504187713056978" calcext:value-type="float">
            <text:p>0,50418771305697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112286" calcext:value-type="float">
            <text:p>7,112286</text:p>
          </table:table-cell>
          <table:table-cell office:value-type="float" office:value="0.99393" calcext:value-type="float">
            <text:p>0,993930</text:p>
          </table:table-cell>
          <table:table-cell table:formula="of:=[.B4]/[.C4]" office:value-type="float" office:value="7.15572122785307" calcext:value-type="float">
            <text:p>7,15572122785307</text:p>
          </table:table-cell>
          <table:table-cell table:formula="of:=[.D4]/7" office:value-type="float" office:value="1.0222458896933" calcext:value-type="float">
            <text:p>1,0222458896933</text:p>
          </table:table-cell>
          <table:table-cell office:value-type="float" office:value="0.87946" calcext:value-type="float">
            <text:p>0,879460</text:p>
          </table:table-cell>
          <table:table-cell table:formula="of:=[.B4]/[.F4]" office:value-type="float" office:value="8.08710572396698" calcext:value-type="float">
            <text:p>8,08710572396698</text:p>
          </table:table-cell>
          <table:table-cell table:formula="of:=[.G4]/15" office:value-type="float" office:value="0.539140381597799" calcext:value-type="float">
            <text:p>0,539140381597799</text:p>
          </table:table-cell>
          <table:table-cell office:value-type="float" office:value="0.888498" calcext:value-type="float">
            <text:p>0,888498</text:p>
          </table:table-cell>
          <table:table-cell table:formula="of:=[.B4]/[.I4]" office:value-type="float" office:value="8.00484187921639" calcext:value-type="float">
            <text:p>8,00484187921639</text:p>
          </table:table-cell>
          <table:table-cell table:formula="of:=[.J4]/31" office:value-type="float" office:value="0.258220705781174" calcext:value-type="float">
            <text:p>0,258220705781174</text:p>
          </table:table-cell>
          <table:table-cell office:value-type="float" office:value="0.880215" calcext:value-type="float">
            <text:p>0,880215</text:p>
          </table:table-cell>
          <table:table-cell table:formula="of:=[.B4]/[.L4]" office:value-type="float" office:value="8.0801690496072" calcext:value-type="float">
            <text:p>8,0801690496072</text:p>
          </table:table-cell>
          <table:table-cell table:formula="of:=[.M4]/63" office:value-type="float" office:value="0.128256651581067" calcext:value-type="float">
            <text:p>0,128256651581067</text:p>
          </table:table-cell>
          <table:table-cell office:value-type="float" office:value="0.89038" calcext:value-type="float">
            <text:p>0,890380</text:p>
          </table:table-cell>
          <table:table-cell table:formula="of:=[.B4]/[.O4]" office:value-type="float" office:value="7.98792201082684" calcext:value-type="float">
            <text:p>7,98792201082684</text:p>
          </table:table-cell>
          <table:table-cell table:formula="of:=[.P4]/15" office:value-type="float" office:value="0.532528134055123" calcext:value-type="float">
            <text:p>0,532528134055123</text:p>
          </table:table-cell>
          <table:table-cell office:value-type="float" office:value="0.430749" calcext:value-type="float">
            <text:p>0,430749</text:p>
          </table:table-cell>
          <table:table-cell table:formula="of:=[.B4]/[.R4]" office:value-type="float" office:value="16.5114393765279" calcext:value-type="float">
            <text:p>16,5114393765279</text:p>
          </table:table-cell>
          <table:table-cell table:formula="of:=[.S4]/31" office:value-type="float" office:value="0.532627076662189" calcext:value-type="float">
            <text:p>0,532627076662189</text:p>
          </table:table-cell>
          <table:table-cell office:value-type="float" office:value="0.471194" calcext:value-type="float">
            <text:p>0,471194</text:p>
          </table:table-cell>
          <table:table-cell table:formula="of:=[.B4]/[.U4]" office:value-type="float" office:value="15.094177769666" calcext:value-type="float">
            <text:p>15,094177769666</text:p>
          </table:table-cell>
          <table:table-cell table:formula="of:=[.V4]/63" office:value-type="float" office:value="0.239590123328032" calcext:value-type="float">
            <text:p>0,239590123328032</text:p>
          </table:table-cell>
          <table:table-cell office:value-type="float" office:value="0.213601" calcext:value-type="float">
            <text:p>0,213601</text:p>
          </table:table-cell>
          <table:table-cell table:formula="of:=[.B4]/[.X4]" office:value-type="float" office:value="33.2970632159962" calcext:value-type="float">
            <text:p>33,2970632159962</text:p>
          </table:table-cell>
          <table:table-cell table:formula="of:=[.Y4]/63" office:value-type="float" office:value="0.52852481295232" calcext:value-type="float">
            <text:p>0,5285248129523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533288" calcext:value-type="float">
            <text:p>8,533288</text:p>
          </table:table-cell>
          <table:table-cell office:value-type="float" office:value="1.355263" calcext:value-type="float">
            <text:p>1,355263</text:p>
          </table:table-cell>
          <table:table-cell table:formula="of:=[.B5]/[.C5]" office:value-type="float" office:value="6.29640741317368" calcext:value-type="float">
            <text:p>6,29640741317368</text:p>
          </table:table-cell>
          <table:table-cell table:formula="of:=[.D5]/7" office:value-type="float" office:value="0.899486773310526" calcext:value-type="float">
            <text:p>0,899486773310526</text:p>
          </table:table-cell>
          <table:table-cell office:value-type="float" office:value="1.00227" calcext:value-type="float">
            <text:p>1,002270</text:p>
          </table:table-cell>
          <table:table-cell table:formula="of:=[.B5]/[.F5]" office:value-type="float" office:value="8.51396130783122" calcext:value-type="float">
            <text:p>8,51396130783122</text:p>
          </table:table-cell>
          <table:table-cell table:formula="of:=[.G5]/15" office:value-type="float" office:value="0.567597420522082" calcext:value-type="float">
            <text:p>0,567597420522082</text:p>
          </table:table-cell>
          <table:table-cell office:value-type="float" office:value="1.121278" calcext:value-type="float">
            <text:p>1,121278</text:p>
          </table:table-cell>
          <table:table-cell table:formula="of:=[.B5]/[.I5]" office:value-type="float" office:value="7.61032322046807" calcext:value-type="float">
            <text:p>7,61032322046807</text:p>
          </table:table-cell>
          <table:table-cell table:formula="of:=[.J5]/31" office:value-type="float" office:value="0.245494297434454" calcext:value-type="float">
            <text:p>0,245494297434454</text:p>
          </table:table-cell>
          <table:table-cell office:value-type="float" office:value="0.982627" calcext:value-type="float">
            <text:p>0,982627</text:p>
          </table:table-cell>
          <table:table-cell table:formula="of:=[.B5]/[.L5]" office:value-type="float" office:value="8.68415787475818" calcext:value-type="float">
            <text:p>8,68415787475818</text:p>
          </table:table-cell>
          <table:table-cell table:formula="of:=[.M5]/63" office:value-type="float" office:value="0.137843775789812" calcext:value-type="float">
            <text:p>0,137843775789812</text:p>
          </table:table-cell>
          <table:table-cell office:value-type="float" office:value="1.016832" calcext:value-type="float">
            <text:p>1,016832</text:p>
          </table:table-cell>
          <table:table-cell table:formula="of:=[.B5]/[.O5]" office:value-type="float" office:value="8.39203329556898" calcext:value-type="float">
            <text:p>8,39203329556898</text:p>
          </table:table-cell>
          <table:table-cell table:formula="of:=[.P5]/15" office:value-type="float" office:value="0.559468886371266" calcext:value-type="float">
            <text:p>0,559468886371266</text:p>
          </table:table-cell>
          <table:table-cell office:value-type="float" office:value="0.50994" calcext:value-type="float">
            <text:p>0,509940</text:p>
          </table:table-cell>
          <table:table-cell table:formula="of:=[.B5]/[.R5]" office:value-type="float" office:value="16.7339059497196" calcext:value-type="float">
            <text:p>16,7339059497196</text:p>
          </table:table-cell>
          <table:table-cell table:formula="of:=[.S5]/31" office:value-type="float" office:value="0.53980341773289" calcext:value-type="float">
            <text:p>0,53980341773289</text:p>
          </table:table-cell>
          <table:table-cell office:value-type="float" office:value="0.558357" calcext:value-type="float">
            <text:p>0,558357</text:p>
          </table:table-cell>
          <table:table-cell table:formula="of:=[.B5]/[.U5]" office:value-type="float" office:value="15.2828530850334" calcext:value-type="float">
            <text:p>15,2828530850334</text:p>
          </table:table-cell>
          <table:table-cell table:formula="of:=[.V5]/63" office:value-type="float" office:value="0.242584969603705" calcext:value-type="float">
            <text:p>0,242584969603705</text:p>
          </table:table-cell>
          <table:table-cell office:value-type="float" office:value="0.25295" calcext:value-type="float">
            <text:p>0,252950</text:p>
          </table:table-cell>
          <table:table-cell table:formula="of:=[.B5]/[.X5]" office:value-type="float" office:value="33.7350780786717" calcext:value-type="float">
            <text:p>33,7350780786717</text:p>
          </table:table-cell>
          <table:table-cell table:formula="of:=[.Y5]/63" office:value-type="float" office:value="0.535477429820185" calcext:value-type="float">
            <text:p>0,5354774298201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172332" calcext:value-type="float">
            <text:p>11,172332</text:p>
          </table:table-cell>
          <table:table-cell office:value-type="float" office:value="1.809326" calcext:value-type="float">
            <text:p>1,809326</text:p>
          </table:table-cell>
          <table:table-cell table:formula="of:=[.B6]/[.C6]" office:value-type="float" office:value="6.17485848321419" calcext:value-type="float">
            <text:p>6,17485848321419</text:p>
          </table:table-cell>
          <table:table-cell table:formula="of:=[.D6]/7" office:value-type="float" office:value="0.88212264045917" calcext:value-type="float">
            <text:p>0,88212264045917</text:p>
          </table:table-cell>
          <table:table-cell office:value-type="float" office:value="1.315351" calcext:value-type="float">
            <text:p>1,315351</text:p>
          </table:table-cell>
          <table:table-cell table:formula="of:=[.B6]/[.F6]" office:value-type="float" office:value="8.49380279484335" calcext:value-type="float">
            <text:p>8,49380279484335</text:p>
          </table:table-cell>
          <table:table-cell table:formula="of:=[.G6]/15" office:value-type="float" office:value="0.566253519656224" calcext:value-type="float">
            <text:p>0,566253519656224</text:p>
          </table:table-cell>
          <table:table-cell office:value-type="float" office:value="1.390064" calcext:value-type="float">
            <text:p>1,390064</text:p>
          </table:table-cell>
          <table:table-cell table:formula="of:=[.B6]/[.I6]" office:value-type="float" office:value="8.03727885910289" calcext:value-type="float">
            <text:p>8,03727885910289</text:p>
          </table:table-cell>
          <table:table-cell table:formula="of:=[.J6]/31" office:value-type="float" office:value="0.259267059971061" calcext:value-type="float">
            <text:p>0,259267059971061</text:p>
          </table:table-cell>
          <table:table-cell office:value-type="float" office:value="1.313861" calcext:value-type="float">
            <text:p>1,313861</text:p>
          </table:table-cell>
          <table:table-cell table:formula="of:=[.B6]/[.L6]" office:value-type="float" office:value="8.50343529490563" calcext:value-type="float">
            <text:p>8,50343529490563</text:p>
          </table:table-cell>
          <table:table-cell table:formula="of:=[.M6]/63" office:value-type="float" office:value="0.1349751634112" calcext:value-type="float">
            <text:p>0,1349751634112</text:p>
          </table:table-cell>
          <table:table-cell office:value-type="float" office:value="1.336447" calcext:value-type="float">
            <text:p>1,336447</text:p>
          </table:table-cell>
          <table:table-cell table:formula="of:=[.B6]/[.O6]" office:value-type="float" office:value="8.35972694764551" calcext:value-type="float">
            <text:p>8,35972694764551</text:p>
          </table:table-cell>
          <table:table-cell table:formula="of:=[.P6]/15" office:value-type="float" office:value="0.557315129843034" calcext:value-type="float">
            <text:p>0,557315129843034</text:p>
          </table:table-cell>
          <table:table-cell office:value-type="float" office:value="0.669512" calcext:value-type="float">
            <text:p>0,669512</text:p>
          </table:table-cell>
          <table:table-cell table:formula="of:=[.B6]/[.R6]" office:value-type="float" office:value="16.6872767030315" calcext:value-type="float">
            <text:p>16,6872767030315</text:p>
          </table:table-cell>
          <table:table-cell table:formula="of:=[.S6]/31" office:value-type="float" office:value="0.538299248484886" calcext:value-type="float">
            <text:p>0,538299248484886</text:p>
          </table:table-cell>
          <table:table-cell office:value-type="float" office:value="0.794568" calcext:value-type="float">
            <text:p>0,794568</text:p>
          </table:table-cell>
          <table:table-cell table:formula="of:=[.B6]/[.U6]" office:value-type="float" office:value="14.0608884324564" calcext:value-type="float">
            <text:p>14,0608884324564</text:p>
          </table:table-cell>
          <table:table-cell table:formula="of:=[.V6]/63" office:value-type="float" office:value="0.223188705277085" calcext:value-type="float">
            <text:p>0,223188705277085</text:p>
          </table:table-cell>
          <table:table-cell office:value-type="float" office:value="0.333277" calcext:value-type="float">
            <text:p>0,333277</text:p>
          </table:table-cell>
          <table:table-cell table:formula="of:=[.B6]/[.X6]" office:value-type="float" office:value="33.5226613297647" calcext:value-type="float">
            <text:p>33,5226613297647</text:p>
          </table:table-cell>
          <table:table-cell table:formula="of:=[.Y6]/63" office:value-type="float" office:value="0.532105735393091" calcext:value-type="float">
            <text:p>0,53210573539309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.192594" calcext:value-type="float">
            <text:p>14,192594</text:p>
          </table:table-cell>
          <table:table-cell office:value-type="float" office:value="1.971635" calcext:value-type="float">
            <text:p>1,971635</text:p>
          </table:table-cell>
          <table:table-cell table:formula="of:=[.B7]/[.C7]" office:value-type="float" office:value="7.19838813979261" calcext:value-type="float">
            <text:p>7,19838813979261</text:p>
          </table:table-cell>
          <table:table-cell table:formula="of:=[.D7]/7" office:value-type="float" office:value="1.02834116282752" calcext:value-type="float">
            <text:p>1,02834116282752</text:p>
          </table:table-cell>
          <table:table-cell office:value-type="float" office:value="1.685435" calcext:value-type="float">
            <text:p>1,685435</text:p>
          </table:table-cell>
          <table:table-cell table:formula="of:=[.B7]/[.F7]" office:value-type="float" office:value="8.42073055323997" calcext:value-type="float">
            <text:p>8,42073055323997</text:p>
          </table:table-cell>
          <table:table-cell table:formula="of:=[.G7]/15" office:value-type="float" office:value="0.561382036882664" calcext:value-type="float">
            <text:p>0,561382036882664</text:p>
          </table:table-cell>
          <table:table-cell office:value-type="float" office:value="1.74632" calcext:value-type="float">
            <text:p>1,746320</text:p>
          </table:table-cell>
          <table:table-cell table:formula="of:=[.B7]/[.I7]" office:value-type="float" office:value="8.12714393696459" calcext:value-type="float">
            <text:p>8,12714393696459</text:p>
          </table:table-cell>
          <table:table-cell table:formula="of:=[.J7]/31" office:value-type="float" office:value="0.262165933450471" calcext:value-type="float">
            <text:p>0,262165933450471</text:p>
          </table:table-cell>
          <table:table-cell office:value-type="float" office:value="1.688176" calcext:value-type="float">
            <text:p>1,688176</text:p>
          </table:table-cell>
          <table:table-cell table:formula="of:=[.B7]/[.L7]" office:value-type="float" office:value="8.4070582688061" calcext:value-type="float">
            <text:p>8,4070582688061</text:p>
          </table:table-cell>
          <table:table-cell table:formula="of:=[.M7]/63" office:value-type="float" office:value="0.133445369346129" calcext:value-type="float">
            <text:p>0,133445369346129</text:p>
          </table:table-cell>
          <table:table-cell office:value-type="float" office:value="1.709248" calcext:value-type="float">
            <text:p>1,709248</text:p>
          </table:table-cell>
          <table:table-cell table:formula="of:=[.B7]/[.O7]" office:value-type="float" office:value="8.30341413299884" calcext:value-type="float">
            <text:p>8,30341413299884</text:p>
          </table:table-cell>
          <table:table-cell table:formula="of:=[.P7]/15" office:value-type="float" office:value="0.553560942199923" calcext:value-type="float">
            <text:p>0,553560942199923</text:p>
          </table:table-cell>
          <table:table-cell office:value-type="float" office:value="0.852189" calcext:value-type="float">
            <text:p>0,852189</text:p>
          </table:table-cell>
          <table:table-cell table:formula="of:=[.B7]/[.R7]" office:value-type="float" office:value="16.6542797431086" calcext:value-type="float">
            <text:p>16,6542797431086</text:p>
          </table:table-cell>
          <table:table-cell table:formula="of:=[.S7]/31" office:value-type="float" office:value="0.537234830422859" calcext:value-type="float">
            <text:p>0,537234830422859</text:p>
          </table:table-cell>
          <table:table-cell office:value-type="float" office:value="0.851417" calcext:value-type="float">
            <text:p>0,851417</text:p>
          </table:table-cell>
          <table:table-cell table:formula="of:=[.B7]/[.U7]" office:value-type="float" office:value="16.6693805737964" calcext:value-type="float">
            <text:p>16,6693805737964</text:p>
          </table:table-cell>
          <table:table-cell table:formula="of:=[.V7]/63" office:value-type="float" office:value="0.264593342441212" calcext:value-type="float">
            <text:p>0,264593342441212</text:p>
          </table:table-cell>
          <table:table-cell office:value-type="float" office:value="0.420312" calcext:value-type="float">
            <text:p>0,420312</text:p>
          </table:table-cell>
          <table:table-cell table:formula="of:=[.B7]/[.X7]" office:value-type="float" office:value="33.7668065627439" calcext:value-type="float">
            <text:p>33,7668065627439</text:p>
          </table:table-cell>
          <table:table-cell table:formula="of:=[.Y7]/63" office:value-type="float" office:value="0.53598105655149" calcext:value-type="float">
            <text:p>0,5359810565514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.763786" calcext:value-type="float">
            <text:p>14,763786</text:p>
          </table:table-cell>
          <table:table-cell office:value-type="float" office:value="2.340741" calcext:value-type="float">
            <text:p>2,340741</text:p>
          </table:table-cell>
          <table:table-cell table:formula="of:=[.B8]/[.C8]" office:value-type="float" office:value="6.30731294064572" calcext:value-type="float">
            <text:p>6,30731294064572</text:p>
          </table:table-cell>
          <table:table-cell table:formula="of:=[.D8]/7" office:value-type="float" office:value="0.901044705806531" calcext:value-type="float">
            <text:p>0,901044705806531</text:p>
          </table:table-cell>
          <table:table-cell office:value-type="float" office:value="1.712828" calcext:value-type="float">
            <text:p>1,712828</text:p>
          </table:table-cell>
          <table:table-cell table:formula="of:=[.B8]/[.F8]" office:value-type="float" office:value="8.61953798046272" calcext:value-type="float">
            <text:p>8,61953798046272</text:p>
          </table:table-cell>
          <table:table-cell table:formula="of:=[.G8]/15" office:value-type="float" office:value="0.574635865364181" calcext:value-type="float">
            <text:p>0,574635865364181</text:p>
          </table:table-cell>
          <table:table-cell office:value-type="float" office:value="1.693501" calcext:value-type="float">
            <text:p>1,693501</text:p>
          </table:table-cell>
          <table:table-cell table:formula="of:=[.B8]/[.I8]" office:value-type="float" office:value="8.71790804965571" calcext:value-type="float">
            <text:p>8,71790804965571</text:p>
          </table:table-cell>
          <table:table-cell table:formula="of:=[.J8]/31" office:value-type="float" office:value="0.281222840311475" calcext:value-type="float">
            <text:p>0,281222840311475</text:p>
          </table:table-cell>
          <table:table-cell office:value-type="float" office:value="1.784187" calcext:value-type="float">
            <text:p>1,784187</text:p>
          </table:table-cell>
          <table:table-cell table:formula="of:=[.B8]/[.L8]" office:value-type="float" office:value="8.27479742874486" calcext:value-type="float">
            <text:p>8,27479742874486</text:p>
          </table:table-cell>
          <table:table-cell table:formula="of:=[.M8]/63" office:value-type="float" office:value="0.131345990932458" calcext:value-type="float">
            <text:p>0,131345990932458</text:p>
          </table:table-cell>
          <table:table-cell office:value-type="float" office:value="1.74033" calcext:value-type="float">
            <text:p>1,740330</text:p>
          </table:table-cell>
          <table:table-cell table:formula="of:=[.B8]/[.O8]" office:value-type="float" office:value="8.48332557618383" calcext:value-type="float">
            <text:p>8,48332557618383</text:p>
          </table:table-cell>
          <table:table-cell table:formula="of:=[.P8]/15" office:value-type="float" office:value="0.565555038412255" calcext:value-type="float">
            <text:p>0,565555038412255</text:p>
          </table:table-cell>
          <table:table-cell office:value-type="float" office:value="0.860518" calcext:value-type="float">
            <text:p>0,860518</text:p>
          </table:table-cell>
          <table:table-cell table:formula="of:=[.B8]/[.R8]" office:value-type="float" office:value="17.1568590081788" calcext:value-type="float">
            <text:p>17,1568590081788</text:p>
          </table:table-cell>
          <table:table-cell table:formula="of:=[.S8]/31" office:value-type="float" office:value="0.553447064779961" calcext:value-type="float">
            <text:p>0,553447064779961</text:p>
          </table:table-cell>
          <table:table-cell office:value-type="float" office:value="0.886555" calcext:value-type="float">
            <text:p>0,886555</text:p>
          </table:table-cell>
          <table:table-cell table:formula="of:=[.B8]/[.U8]" office:value-type="float" office:value="16.6529837404335" calcext:value-type="float">
            <text:p>16,6529837404335</text:p>
          </table:table-cell>
          <table:table-cell table:formula="of:=[.V8]/63" office:value-type="float" office:value="0.264333075244976" calcext:value-type="float">
            <text:p>0,264333075244976</text:p>
          </table:table-cell>
          <table:table-cell office:value-type="float" office:value="0.432279" calcext:value-type="float">
            <text:p>0,432279</text:p>
          </table:table-cell>
          <table:table-cell table:formula="of:=[.B8]/[.X8]" office:value-type="float" office:value="34.1533731687174" calcext:value-type="float">
            <text:p>34,1533731687174</text:p>
          </table:table-cell>
          <table:table-cell table:formula="of:=[.Y8]/63" office:value-type="float" office:value="0.542117034424086" calcext:value-type="float">
            <text:p>0,5421170344240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7.040002" calcext:value-type="float">
            <text:p>17,040002</text:p>
          </table:table-cell>
          <table:table-cell office:value-type="float" office:value="2.708598" calcext:value-type="float">
            <text:p>2,708598</text:p>
          </table:table-cell>
          <table:table-cell table:formula="of:=[.B9]/[.C9]" office:value-type="float" office:value="6.29107826262886" calcext:value-type="float">
            <text:p>6,29107826262886</text:p>
          </table:table-cell>
          <table:table-cell table:formula="of:=[.D9]/7" office:value-type="float" office:value="0.898725466089837" calcext:value-type="float">
            <text:p>0,898725466089837</text:p>
          </table:table-cell>
          <table:table-cell office:value-type="float" office:value="1.981719" calcext:value-type="float">
            <text:p>1,981719</text:p>
          </table:table-cell>
          <table:table-cell table:formula="of:=[.B9]/[.F9]" office:value-type="float" office:value="8.59859647104357" calcext:value-type="float">
            <text:p>8,59859647104357</text:p>
          </table:table-cell>
          <table:table-cell table:formula="of:=[.G9]/15" office:value-type="float" office:value="0.573239764736238" calcext:value-type="float">
            <text:p>0,573239764736238</text:p>
          </table:table-cell>
          <table:table-cell office:value-type="float" office:value="1.929926" calcext:value-type="float">
            <text:p>1,929926</text:p>
          </table:table-cell>
          <table:table-cell table:formula="of:=[.B9]/[.I9]" office:value-type="float" office:value="8.82935511517022" calcext:value-type="float">
            <text:p>8,82935511517022</text:p>
          </table:table-cell>
          <table:table-cell table:formula="of:=[.J9]/31" office:value-type="float" office:value="0.284817906940975" calcext:value-type="float">
            <text:p>0,284817906940975</text:p>
          </table:table-cell>
          <table:table-cell office:value-type="float" office:value="1.994713" calcext:value-type="float">
            <text:p>1,994713</text:p>
          </table:table-cell>
          <table:table-cell table:formula="of:=[.B9]/[.L9]" office:value-type="float" office:value="8.54258331900379" calcext:value-type="float">
            <text:p>8,54258331900379</text:p>
          </table:table-cell>
          <table:table-cell table:formula="of:=[.M9]/63" office:value-type="float" office:value="0.135596560619108" calcext:value-type="float">
            <text:p>0,135596560619108</text:p>
          </table:table-cell>
          <table:table-cell office:value-type="float" office:value="2.012131" calcext:value-type="float">
            <text:p>2,012131</text:p>
          </table:table-cell>
          <table:table-cell table:formula="of:=[.B9]/[.O9]" office:value-type="float" office:value="8.46863449745568" calcext:value-type="float">
            <text:p>8,46863449745568</text:p>
          </table:table-cell>
          <table:table-cell table:formula="of:=[.P9]/15" office:value-type="float" office:value="0.564575633163712" calcext:value-type="float">
            <text:p>0,564575633163712</text:p>
          </table:table-cell>
          <table:table-cell office:value-type="float" office:value="0.985489" calcext:value-type="float">
            <text:p>0,985489</text:p>
          </table:table-cell>
          <table:table-cell table:formula="of:=[.B9]/[.R9]" office:value-type="float" office:value="17.2909104008264" calcext:value-type="float">
            <text:p>17,2909104008264</text:p>
          </table:table-cell>
          <table:table-cell table:formula="of:=[.S9]/31" office:value-type="float" office:value="0.557771303252464" calcext:value-type="float">
            <text:p>0,557771303252464</text:p>
          </table:table-cell>
          <table:table-cell office:value-type="float" office:value="1.057608" calcext:value-type="float">
            <text:p>1,057608</text:p>
          </table:table-cell>
          <table:table-cell table:formula="of:=[.B9]/[.U9]" office:value-type="float" office:value="16.1118316049047" calcext:value-type="float">
            <text:p>16,1118316049047</text:p>
          </table:table-cell>
          <table:table-cell table:formula="of:=[.V9]/63" office:value-type="float" office:value="0.25574335880801" calcext:value-type="float">
            <text:p>0,25574335880801</text:p>
          </table:table-cell>
          <table:table-cell office:value-type="float" office:value="0.495041" calcext:value-type="float">
            <text:p>0,495041</text:p>
          </table:table-cell>
          <table:table-cell table:formula="of:=[.B9]/[.X9]" office:value-type="float" office:value="34.421395399573" calcext:value-type="float">
            <text:p>34,421395399573</text:p>
          </table:table-cell>
          <table:table-cell table:formula="of:=[.Y9]/63" office:value-type="float" office:value="0.546371355548777" calcext:value-type="float">
            <text:p>0,54637135554877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9.603691" calcext:value-type="float">
            <text:p>19,603691</text:p>
          </table:table-cell>
          <table:table-cell office:value-type="float" office:value="3.149817" calcext:value-type="float">
            <text:p>3,149817</text:p>
          </table:table-cell>
          <table:table-cell table:formula="of:=[.B10]/[.C10]" office:value-type="float" office:value="6.22375553881384" calcext:value-type="float">
            <text:p>6,22375553881384</text:p>
          </table:table-cell>
          <table:table-cell table:formula="of:=[.D10]/7" office:value-type="float" office:value="0.889107934116263" calcext:value-type="float">
            <text:p>0,889107934116263</text:p>
          </table:table-cell>
          <table:table-cell office:value-type="float" office:value="2.277626" calcext:value-type="float">
            <text:p>2,277626</text:p>
          </table:table-cell>
          <table:table-cell table:formula="of:=[.B10]/[.F10]" office:value-type="float" office:value="8.60707201270094" calcext:value-type="float">
            <text:p>8,60707201270094</text:p>
          </table:table-cell>
          <table:table-cell table:formula="of:=[.G10]/15" office:value-type="float" office:value="0.57380480084673" calcext:value-type="float">
            <text:p>0,57380480084673</text:p>
          </table:table-cell>
          <table:table-cell office:value-type="float" office:value="2.226573" calcext:value-type="float">
            <text:p>2,226573</text:p>
          </table:table-cell>
          <table:table-cell table:formula="of:=[.B10]/[.I10]" office:value-type="float" office:value="8.80442321001827" calcext:value-type="float">
            <text:p>8,80442321001827</text:p>
          </table:table-cell>
          <table:table-cell table:formula="of:=[.J10]/31" office:value-type="float" office:value="0.284013651936073" calcext:value-type="float">
            <text:p>0,284013651936073</text:p>
          </table:table-cell>
          <table:table-cell office:value-type="float" office:value="2.308397" calcext:value-type="float">
            <text:p>2,308397</text:p>
          </table:table-cell>
          <table:table-cell table:formula="of:=[.B10]/[.L10]" office:value-type="float" office:value="8.49233948926463" calcext:value-type="float">
            <text:p>8,49233948926463</text:p>
          </table:table-cell>
          <table:table-cell table:formula="of:=[.M10]/63" office:value-type="float" office:value="0.134799039512137" calcext:value-type="float">
            <text:p>0,134799039512137</text:p>
          </table:table-cell>
          <table:table-cell office:value-type="float" office:value="2.311014" calcext:value-type="float">
            <text:p>2,311014</text:p>
          </table:table-cell>
          <table:table-cell table:formula="of:=[.B10]/[.O10]" office:value-type="float" office:value="8.4827227355611" calcext:value-type="float">
            <text:p>8,4827227355611</text:p>
          </table:table-cell>
          <table:table-cell table:formula="of:=[.P10]/15" office:value-type="float" office:value="0.565514849037407" calcext:value-type="float">
            <text:p>0,565514849037407</text:p>
          </table:table-cell>
          <table:table-cell office:value-type="float" office:value="1.135381" calcext:value-type="float">
            <text:p>1,135381</text:p>
          </table:table-cell>
          <table:table-cell table:formula="of:=[.B10]/[.R10]" office:value-type="float" office:value="17.2661784898638" calcext:value-type="float">
            <text:p>17,2661784898638</text:p>
          </table:table-cell>
          <table:table-cell table:formula="of:=[.S10]/31" office:value-type="float" office:value="0.556973499673024" calcext:value-type="float">
            <text:p>0,556973499673024</text:p>
          </table:table-cell>
          <table:table-cell office:value-type="float" office:value="1.204335" calcext:value-type="float">
            <text:p>1,204335</text:p>
          </table:table-cell>
          <table:table-cell table:formula="of:=[.B10]/[.U10]" office:value-type="float" office:value="16.2776063138579" calcext:value-type="float">
            <text:p>16,2776063138579</text:p>
          </table:table-cell>
          <table:table-cell table:formula="of:=[.V10]/63" office:value-type="float" office:value="0.258374703394569" calcext:value-type="float">
            <text:p>0,258374703394569</text:p>
          </table:table-cell>
          <table:table-cell office:value-type="float" office:value="0.574053" calcext:value-type="float">
            <text:p>0,574053</text:p>
          </table:table-cell>
          <table:table-cell table:formula="of:=[.B10]/[.X10]" office:value-type="float" office:value="34.1496185892243" calcext:value-type="float">
            <text:p>34,1496185892243</text:p>
          </table:table-cell>
          <table:table-cell table:formula="of:=[.Y10]/63" office:value-type="float" office:value="0.542057437924196" calcext:value-type="float">
            <text:p>0,5420574379241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.311096" calcext:value-type="float">
            <text:p>22,311096</text:p>
          </table:table-cell>
          <table:table-cell office:value-type="float" office:value="3.576193" calcext:value-type="float">
            <text:p>3,576193</text:p>
          </table:table-cell>
          <table:table-cell table:formula="of:=[.B11]/[.C11]" office:value-type="float" office:value="6.23878409246928" calcext:value-type="float">
            <text:p>6,23878409246928</text:p>
          </table:table-cell>
          <table:table-cell table:formula="of:=[.D11]/7" office:value-type="float" office:value="0.891254870352755" calcext:value-type="float">
            <text:p>0,891254870352755</text:p>
          </table:table-cell>
          <table:table-cell office:value-type="float" office:value="2.605607" calcext:value-type="float">
            <text:p>2,605607</text:p>
          </table:table-cell>
          <table:table-cell table:formula="of:=[.B11]/[.F11]" office:value-type="float" office:value="8.56272492359746" calcext:value-type="float">
            <text:p>8,56272492359746</text:p>
          </table:table-cell>
          <table:table-cell table:formula="of:=[.G11]/15" office:value-type="float" office:value="0.57084832823983" calcext:value-type="float">
            <text:p>0,57084832823983</text:p>
          </table:table-cell>
          <table:table-cell office:value-type="float" office:value="2.514305" calcext:value-type="float">
            <text:p>2,514305</text:p>
          </table:table-cell>
          <table:table-cell table:formula="of:=[.B11]/[.I11]" office:value-type="float" office:value="8.87366329860538" calcext:value-type="float">
            <text:p>8,87366329860538</text:p>
          </table:table-cell>
          <table:table-cell table:formula="of:=[.J11]/31" office:value-type="float" office:value="0.286247203180819" calcext:value-type="float">
            <text:p>0,286247203180819</text:p>
          </table:table-cell>
          <table:table-cell office:value-type="float" office:value="2.679543" calcext:value-type="float">
            <text:p>2,679543</text:p>
          </table:table-cell>
          <table:table-cell table:formula="of:=[.B11]/[.L11]" office:value-type="float" office:value="8.3264556680001" calcext:value-type="float">
            <text:p>8,3264556680001</text:p>
          </table:table-cell>
          <table:table-cell table:formula="of:=[.M11]/63" office:value-type="float" office:value="0.132165962984129" calcext:value-type="float">
            <text:p>0,132165962984129</text:p>
          </table:table-cell>
          <table:table-cell office:value-type="float" office:value="2.645418" calcext:value-type="float">
            <text:p>2,645418</text:p>
          </table:table-cell>
          <table:table-cell table:formula="of:=[.B11]/[.O11]" office:value-type="float" office:value="8.43386413791696" calcext:value-type="float">
            <text:p>8,43386413791696</text:p>
          </table:table-cell>
          <table:table-cell table:formula="of:=[.P11]/15" office:value-type="float" office:value="0.562257609194464" calcext:value-type="float">
            <text:p>0,562257609194464</text:p>
          </table:table-cell>
          <table:table-cell office:value-type="float" office:value="1.287602" calcext:value-type="float">
            <text:p>1,287602</text:p>
          </table:table-cell>
          <table:table-cell table:formula="of:=[.B11]/[.R11]" office:value-type="float" office:value="17.3276338495902" calcext:value-type="float">
            <text:p>17,3276338495902</text:p>
          </table:table-cell>
          <table:table-cell table:formula="of:=[.S11]/31" office:value-type="float" office:value="0.558955930631941" calcext:value-type="float">
            <text:p>0,558955930631941</text:p>
          </table:table-cell>
          <table:table-cell office:value-type="float" office:value="1.469396" calcext:value-type="float">
            <text:p>1,469396</text:p>
          </table:table-cell>
          <table:table-cell table:formula="of:=[.B11]/[.U11]" office:value-type="float" office:value="15.1838551350351" calcext:value-type="float">
            <text:p>15,1838551350351</text:p>
          </table:table-cell>
          <table:table-cell table:formula="of:=[.V11]/63" office:value-type="float" office:value="0.241013573571985" calcext:value-type="float">
            <text:p>0,241013573571985</text:p>
          </table:table-cell>
          <table:table-cell office:value-type="float" office:value="0.655632" calcext:value-type="float">
            <text:p>0,655632</text:p>
          </table:table-cell>
          <table:table-cell table:formula="of:=[.B11]/[.X11]" office:value-type="float" office:value="34.0299070210118" calcext:value-type="float">
            <text:p>34,0299070210118</text:p>
          </table:table-cell>
          <table:table-cell table:formula="of:=[.Y11]/63" office:value-type="float" office:value="0.540157254301774" calcext:value-type="float">
            <text:p>0,540157254301774</text:p>
          </table:table-cell>
        </table:table-row>
        <table:table-row table:style-name="ro1">
          <table:table-cell/>
          <table:table-cell table:style-name="ce1" table:number-columns-repeated="25"/>
        </table:table-row>
      </table:table>
      <table:table table:name="Sem Sequencial" table:style-name="ta1">
        <table:shapes>
          <draw:frame draw:z-index="0" draw:style-name="gr1" draw:text-style-name="P1" svg:width="15.999cm" svg:height="8.999cm" svg:x="1.771cm" svg:y="6.816cm">
            <draw:object draw:notify-on-update-of-ranges="'Sem Sequencial'.A1:'Sem Sequencial'.A1 'Sem Sequencial'.A2:'Sem Sequencial'.A12 'Sem Sequencial'.B1:'Sem Sequencial'.B1 'Sem Sequencial'.B2:'Sem Sequencial'.B12 'Sem Sequencial'.C1:'Sem Sequencial'.C1 'Sem Sequencial'.C2:'Sem Sequencial'.C12 'Sem Sequencial'.D1:'Sem Sequencial'.D1 'Sem Sequencial'.D2:'Sem Sequencial'.D12 'Sem Sequencial'.E1:'Sem Sequencial'.E1 'Sem Sequencial'.E2:'Sem Sequencial'.E12 'Sem Sequencial'.F1:'Sem Sequencial'.F1 'Sem Sequencial'.F2:'Sem Sequencial'.F12 'Sem Sequencial'.G1:'Sem Sequencial'.G1 'Sem Sequencial'.G2:'Sem Sequencial'.G12 'Sem Sequencial'.H1:'Sem Sequencial'.H1 'Sem Sequencial'.H2:'Sem Sequencial'.H12 'Sem Sequencial'.I1:'Sem Sequencial'.I1 'Sem Sequencial'.I2:'Sem Sequencial'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ce1" office:value-type="string" calcext:value-type="string">
            <text:p>7P – 1N</text:p>
          </table:table-cell>
          <table:table-cell table:style-name="ce1" office:value-type="string" calcext:value-type="string">
            <text:p>15P – 1N</text:p>
          </table:table-cell>
          <table:table-cell table:style-name="ce1" office:value-type="string" calcext:value-type="string">
            <text:p>31P – 1N</text:p>
          </table:table-cell>
          <table:table-cell table:style-name="ce1" office:value-type="string" calcext:value-type="string">
            <text:p>63P – 1N</text:p>
          </table:table-cell>
          <table:table-cell table:style-name="ce1" office:value-type="string" calcext:value-type="string">
            <text:p>15P – 2N</text:p>
          </table:table-cell>
          <table:table-cell table:style-name="ce1" office:value-type="string" calcext:value-type="string">
            <text:p>31P – 2N</text:p>
          </table:table-cell>
          <table:table-cell table:style-name="ce1" office:value-type="string" calcext:value-type="string">
            <text:p>63P – 2N</text:p>
          </table:table-cell>
          <table:table-cell table:style-name="ce1" office:value-type="string" calcext:value-type="string">
            <text:p>63P – 4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65928" calcext:value-type="float">
            <text:p>0,365928</text:p>
          </table:table-cell>
          <table:table-cell office:value-type="float" office:value="0.280887" calcext:value-type="float">
            <text:p>0,280887</text:p>
          </table:table-cell>
          <table:table-cell office:value-type="float" office:value="0.44091" calcext:value-type="float">
            <text:p>0,440910</text:p>
          </table:table-cell>
          <table:table-cell office:value-type="float" office:value="2.000077" calcext:value-type="float">
            <text:p>2,000077</text:p>
          </table:table-cell>
          <table:table-cell office:value-type="float" office:value="0.279749" calcext:value-type="float">
            <text:p>0,279749</text:p>
          </table:table-cell>
          <table:table-cell office:value-type="float" office:value="0.169369" calcext:value-type="float">
            <text:p>0,169369</text:p>
          </table:table-cell>
          <table:table-cell office:value-type="float" office:value="0.618701" calcext:value-type="float">
            <text:p>0,618701</text:p>
          </table:table-cell>
          <table:table-cell office:value-type="float" office:value="0.071185" calcext:value-type="float">
            <text:p>0,07118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97339" calcext:value-type="float">
            <text:p>0,697339</text:p>
          </table:table-cell>
          <table:table-cell office:value-type="float" office:value="0.522372" calcext:value-type="float">
            <text:p>0,522372</text:p>
          </table:table-cell>
          <table:table-cell office:value-type="float" office:value="0.514089" calcext:value-type="float">
            <text:p>0,514089</text:p>
          </table:table-cell>
          <table:table-cell office:value-type="float" office:value="0.530722" calcext:value-type="float">
            <text:p>0,530722</text:p>
          </table:table-cell>
          <table:table-cell office:value-type="float" office:value="0.530439" calcext:value-type="float">
            <text:p>0,530439</text:p>
          </table:table-cell>
          <table:table-cell office:value-type="float" office:value="0.261024" calcext:value-type="float">
            <text:p>0,261024</text:p>
          </table:table-cell>
          <table:table-cell office:value-type="float" office:value="0.306972" calcext:value-type="float">
            <text:p>0,306972</text:p>
          </table:table-cell>
          <table:table-cell office:value-type="float" office:value="0.135434" calcext:value-type="float">
            <text:p>0,1354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9393" calcext:value-type="float">
            <text:p>0,993930</text:p>
          </table:table-cell>
          <table:table-cell office:value-type="float" office:value="0.87946" calcext:value-type="float">
            <text:p>0,879460</text:p>
          </table:table-cell>
          <table:table-cell office:value-type="float" office:value="0.888498" calcext:value-type="float">
            <text:p>0,888498</text:p>
          </table:table-cell>
          <table:table-cell office:value-type="float" office:value="0.880215" calcext:value-type="float">
            <text:p>0,880215</text:p>
          </table:table-cell>
          <table:table-cell office:value-type="float" office:value="0.89038" calcext:value-type="float">
            <text:p>0,890380</text:p>
          </table:table-cell>
          <table:table-cell office:value-type="float" office:value="0.430749" calcext:value-type="float">
            <text:p>0,430749</text:p>
          </table:table-cell>
          <table:table-cell office:value-type="float" office:value="0.471194" calcext:value-type="float">
            <text:p>0,471194</text:p>
          </table:table-cell>
          <table:table-cell office:value-type="float" office:value="0.213601" calcext:value-type="float">
            <text:p>0,21360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355263" calcext:value-type="float">
            <text:p>1,355263</text:p>
          </table:table-cell>
          <table:table-cell office:value-type="float" office:value="1.00227" calcext:value-type="float">
            <text:p>1,002270</text:p>
          </table:table-cell>
          <table:table-cell office:value-type="float" office:value="1.121278" calcext:value-type="float">
            <text:p>1,121278</text:p>
          </table:table-cell>
          <table:table-cell office:value-type="float" office:value="0.982627" calcext:value-type="float">
            <text:p>0,982627</text:p>
          </table:table-cell>
          <table:table-cell office:value-type="float" office:value="1.016832" calcext:value-type="float">
            <text:p>1,016832</text:p>
          </table:table-cell>
          <table:table-cell office:value-type="float" office:value="0.50994" calcext:value-type="float">
            <text:p>0,509940</text:p>
          </table:table-cell>
          <table:table-cell office:value-type="float" office:value="0.558357" calcext:value-type="float">
            <text:p>0,558357</text:p>
          </table:table-cell>
          <table:table-cell office:value-type="float" office:value="0.25295" calcext:value-type="float">
            <text:p>0,25295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809326" calcext:value-type="float">
            <text:p>1,809326</text:p>
          </table:table-cell>
          <table:table-cell office:value-type="float" office:value="1.315351" calcext:value-type="float">
            <text:p>1,315351</text:p>
          </table:table-cell>
          <table:table-cell office:value-type="float" office:value="1.390064" calcext:value-type="float">
            <text:p>1,390064</text:p>
          </table:table-cell>
          <table:table-cell office:value-type="float" office:value="1.313861" calcext:value-type="float">
            <text:p>1,313861</text:p>
          </table:table-cell>
          <table:table-cell office:value-type="float" office:value="1.336447" calcext:value-type="float">
            <text:p>1,336447</text:p>
          </table:table-cell>
          <table:table-cell office:value-type="float" office:value="0.669512" calcext:value-type="float">
            <text:p>0,669512</text:p>
          </table:table-cell>
          <table:table-cell office:value-type="float" office:value="0.794568" calcext:value-type="float">
            <text:p>0,794568</text:p>
          </table:table-cell>
          <table:table-cell office:value-type="float" office:value="0.333277" calcext:value-type="float">
            <text:p>0,33327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971635" calcext:value-type="float">
            <text:p>1,971635</text:p>
          </table:table-cell>
          <table:table-cell office:value-type="float" office:value="1.685435" calcext:value-type="float">
            <text:p>1,685435</text:p>
          </table:table-cell>
          <table:table-cell office:value-type="float" office:value="1.74632" calcext:value-type="float">
            <text:p>1,746320</text:p>
          </table:table-cell>
          <table:table-cell office:value-type="float" office:value="1.688176" calcext:value-type="float">
            <text:p>1,688176</text:p>
          </table:table-cell>
          <table:table-cell office:value-type="float" office:value="1.709248" calcext:value-type="float">
            <text:p>1,709248</text:p>
          </table:table-cell>
          <table:table-cell office:value-type="float" office:value="0.852189" calcext:value-type="float">
            <text:p>0,852189</text:p>
          </table:table-cell>
          <table:table-cell office:value-type="float" office:value="0.851417" calcext:value-type="float">
            <text:p>0,851417</text:p>
          </table:table-cell>
          <table:table-cell office:value-type="float" office:value="0.420312" calcext:value-type="float">
            <text:p>0,42031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.340741" calcext:value-type="float">
            <text:p>2,340741</text:p>
          </table:table-cell>
          <table:table-cell office:value-type="float" office:value="1.712828" calcext:value-type="float">
            <text:p>1,712828</text:p>
          </table:table-cell>
          <table:table-cell office:value-type="float" office:value="1.693501" calcext:value-type="float">
            <text:p>1,693501</text:p>
          </table:table-cell>
          <table:table-cell office:value-type="float" office:value="1.784187" calcext:value-type="float">
            <text:p>1,784187</text:p>
          </table:table-cell>
          <table:table-cell office:value-type="float" office:value="1.74033" calcext:value-type="float">
            <text:p>1,740330</text:p>
          </table:table-cell>
          <table:table-cell office:value-type="float" office:value="0.860518" calcext:value-type="float">
            <text:p>0,860518</text:p>
          </table:table-cell>
          <table:table-cell office:value-type="float" office:value="0.886555" calcext:value-type="float">
            <text:p>0,886555</text:p>
          </table:table-cell>
          <table:table-cell office:value-type="float" office:value="0.432279" calcext:value-type="float">
            <text:p>0,43227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.708598" calcext:value-type="float">
            <text:p>2,708598</text:p>
          </table:table-cell>
          <table:table-cell office:value-type="float" office:value="1.981719" calcext:value-type="float">
            <text:p>1,981719</text:p>
          </table:table-cell>
          <table:table-cell office:value-type="float" office:value="1.929926" calcext:value-type="float">
            <text:p>1,929926</text:p>
          </table:table-cell>
          <table:table-cell office:value-type="float" office:value="1.994713" calcext:value-type="float">
            <text:p>1,994713</text:p>
          </table:table-cell>
          <table:table-cell office:value-type="float" office:value="2.012131" calcext:value-type="float">
            <text:p>2,012131</text:p>
          </table:table-cell>
          <table:table-cell office:value-type="float" office:value="0.985489" calcext:value-type="float">
            <text:p>0,985489</text:p>
          </table:table-cell>
          <table:table-cell office:value-type="float" office:value="1.057608" calcext:value-type="float">
            <text:p>1,057608</text:p>
          </table:table-cell>
          <table:table-cell office:value-type="float" office:value="0.495041" calcext:value-type="float">
            <text:p>0,49504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.149817" calcext:value-type="float">
            <text:p>3,149817</text:p>
          </table:table-cell>
          <table:table-cell office:value-type="float" office:value="2.277626" calcext:value-type="float">
            <text:p>2,277626</text:p>
          </table:table-cell>
          <table:table-cell office:value-type="float" office:value="2.226573" calcext:value-type="float">
            <text:p>2,226573</text:p>
          </table:table-cell>
          <table:table-cell office:value-type="float" office:value="2.308397" calcext:value-type="float">
            <text:p>2,308397</text:p>
          </table:table-cell>
          <table:table-cell office:value-type="float" office:value="2.311014" calcext:value-type="float">
            <text:p>2,311014</text:p>
          </table:table-cell>
          <table:table-cell office:value-type="float" office:value="1.135381" calcext:value-type="float">
            <text:p>1,135381</text:p>
          </table:table-cell>
          <table:table-cell office:value-type="float" office:value="1.204335" calcext:value-type="float">
            <text:p>1,204335</text:p>
          </table:table-cell>
          <table:table-cell office:value-type="float" office:value="0.574053" calcext:value-type="float">
            <text:p>0,5740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576193" calcext:value-type="float">
            <text:p>3,576193</text:p>
          </table:table-cell>
          <table:table-cell office:value-type="float" office:value="2.605607" calcext:value-type="float">
            <text:p>2,605607</text:p>
          </table:table-cell>
          <table:table-cell office:value-type="float" office:value="2.514305" calcext:value-type="float">
            <text:p>2,514305</text:p>
          </table:table-cell>
          <table:table-cell office:value-type="float" office:value="2.679543" calcext:value-type="float">
            <text:p>2,679543</text:p>
          </table:table-cell>
          <table:table-cell office:value-type="float" office:value="2.645418" calcext:value-type="float">
            <text:p>2,645418</text:p>
          </table:table-cell>
          <table:table-cell office:value-type="float" office:value="1.287602" calcext:value-type="float">
            <text:p>1,287602</text:p>
          </table:table-cell>
          <table:table-cell office:value-type="float" office:value="1.469396" calcext:value-type="float">
            <text:p>1,469396</text:p>
          </table:table-cell>
          <table:table-cell office:value-type="float" office:value="0.655632" calcext:value-type="float">
            <text:p>0,655632</text:p>
          </table:table-cell>
        </table:table-row>
        <table:table-row table:style-name="ro1">
          <table:table-cell/>
          <table:table-cell table:number-columns-repeated="8" table:style-name="ce1" office:value-type="string" calcext:value-type="string">
            <text:p>Tempo</text:p>
          </table:table-cell>
        </table:table-row>
      </table:table>
      <table:table table:name="Tempo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eq 1n</text:p>
          </table:table-cell>
          <table:table-cell office:value-type="string" calcext:value-type="string">
            <text:p>Ex 1</text:p>
          </table:table-cell>
          <table:table-cell office:value-type="string" calcext:value-type="string">
            <text:p>Ex 2</text:p>
          </table:table-cell>
          <table:table-cell office:value-type="string" calcext:value-type="string">
            <text:p>Ex 3</text:p>
          </table:table-cell>
          <table:table-cell office:value-type="string" calcext:value-type="string">
            <text:p>Ex 4</text:p>
          </table:table-cell>
          <table:table-cell office:value-type="string" calcext:value-type="string">
            <text:p>Ex 5</text:p>
          </table:table-cell>
          <table:table-cell office:value-type="string" calcext:value-type="string">
            <text:p>Minimos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190066" calcext:value-type="float">
            <text:p>2,190066</text:p>
          </table:table-cell>
          <table:table-cell office:value-type="float" office:value="2.189299" calcext:value-type="float">
            <text:p>2,189299</text:p>
          </table:table-cell>
          <table:table-cell office:value-type="float" office:value="2.18879" calcext:value-type="float">
            <text:p>2,18879</text:p>
          </table:table-cell>
          <table:table-cell office:value-type="float" office:value="2.190366" calcext:value-type="float">
            <text:p>2,190366</text:p>
          </table:table-cell>
          <table:table-cell office:value-type="float" office:value="2.190339" calcext:value-type="float">
            <text:p>2,190339</text:p>
          </table:table-cell>
          <table:table-cell table:formula="of:=MIN([.B2:.F2])" office:value-type="float" office:value="2.18879" calcext:value-type="float">
            <text:p>2,1887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.302047" calcext:value-type="float">
            <text:p>4,302047</text:p>
          </table:table-cell>
          <table:table-cell office:value-type="float" office:value="4.302673" calcext:value-type="float">
            <text:p>4,302673</text:p>
          </table:table-cell>
          <table:table-cell office:value-type="float" office:value="4.301902" calcext:value-type="float">
            <text:p>4,301902</text:p>
          </table:table-cell>
          <table:table-cell office:value-type="float" office:value="4.302215" calcext:value-type="float">
            <text:p>4,302215</text:p>
          </table:table-cell>
          <table:table-cell office:value-type="float" office:value="4.30243" calcext:value-type="float">
            <text:p>4,30243</text:p>
          </table:table-cell>
          <table:table-cell table:formula="of:=MIN([.B3:.F3])" office:value-type="float" office:value="4.301902" calcext:value-type="float">
            <text:p>4,30190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7.112286" calcext:value-type="float">
            <text:p>7,112286</text:p>
          </table:table-cell>
          <table:table-cell office:value-type="float" office:value="7.11319" calcext:value-type="float">
            <text:p>7,11319</text:p>
          </table:table-cell>
          <table:table-cell office:value-type="float" office:value="7.113593" calcext:value-type="float">
            <text:p>7,113593</text:p>
          </table:table-cell>
          <table:table-cell office:value-type="float" office:value="7.113766" calcext:value-type="float">
            <text:p>7,113766</text:p>
          </table:table-cell>
          <table:table-cell office:value-type="float" office:value="7.112311" calcext:value-type="float">
            <text:p>7,112311</text:p>
          </table:table-cell>
          <table:table-cell table:formula="of:=MIN([.B4:.F4])" office:value-type="float" office:value="7.112286" calcext:value-type="float">
            <text:p>7,11228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8.533546" calcext:value-type="float">
            <text:p>8,533546</text:p>
          </table:table-cell>
          <table:table-cell office:value-type="float" office:value="8.534233" calcext:value-type="float">
            <text:p>8,534233</text:p>
          </table:table-cell>
          <table:table-cell office:value-type="float" office:value="8.533288" calcext:value-type="float">
            <text:p>8,533288</text:p>
          </table:table-cell>
          <table:table-cell office:value-type="float" office:value="8.533581" calcext:value-type="float">
            <text:p>8,533581</text:p>
          </table:table-cell>
          <table:table-cell office:value-type="float" office:value="8.533692" calcext:value-type="float">
            <text:p>8,533692</text:p>
          </table:table-cell>
          <table:table-cell table:formula="of:=MIN([.B5:.F5])" office:value-type="float" office:value="8.533288" calcext:value-type="float">
            <text:p>8,53328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1.173071" calcext:value-type="float">
            <text:p>11,173071</text:p>
          </table:table-cell>
          <table:table-cell office:value-type="float" office:value="11.173081" calcext:value-type="float">
            <text:p>11,173081</text:p>
          </table:table-cell>
          <table:table-cell office:value-type="float" office:value="11.172332" calcext:value-type="float">
            <text:p>11,172332</text:p>
          </table:table-cell>
          <table:table-cell office:value-type="float" office:value="11.17278" calcext:value-type="float">
            <text:p>11,17278</text:p>
          </table:table-cell>
          <table:table-cell office:value-type="float" office:value="11.172573" calcext:value-type="float">
            <text:p>11,172573</text:p>
          </table:table-cell>
          <table:table-cell table:formula="of:=MIN([.B6:.F6])" office:value-type="float" office:value="11.172332" calcext:value-type="float">
            <text:p>11,17233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4.19303" calcext:value-type="float">
            <text:p>14,19303</text:p>
          </table:table-cell>
          <table:table-cell office:value-type="float" office:value="14.19445" calcext:value-type="float">
            <text:p>14,19445</text:p>
          </table:table-cell>
          <table:table-cell office:value-type="float" office:value="14.192594" calcext:value-type="float">
            <text:p>14,192594</text:p>
          </table:table-cell>
          <table:table-cell office:value-type="float" office:value="14.193337" calcext:value-type="float">
            <text:p>14,193337</text:p>
          </table:table-cell>
          <table:table-cell office:value-type="float" office:value="14.193627" calcext:value-type="float">
            <text:p>14,193627</text:p>
          </table:table-cell>
          <table:table-cell table:formula="of:=MIN([.B7:.F7])" office:value-type="float" office:value="14.192594" calcext:value-type="float">
            <text:p>14,19259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4.763786" calcext:value-type="float">
            <text:p>14,763786</text:p>
          </table:table-cell>
          <table:table-cell office:value-type="float" office:value="14.764476" calcext:value-type="float">
            <text:p>14,764476</text:p>
          </table:table-cell>
          <table:table-cell office:value-type="float" office:value="14.764675" calcext:value-type="float">
            <text:p>14,764675</text:p>
          </table:table-cell>
          <table:table-cell office:value-type="float" office:value="14.765115" calcext:value-type="float">
            <text:p>14,765115</text:p>
          </table:table-cell>
          <table:table-cell office:value-type="float" office:value="14.764663" calcext:value-type="float">
            <text:p>14,764663</text:p>
          </table:table-cell>
          <table:table-cell table:formula="of:=MIN([.B8:.F8])" office:value-type="float" office:value="14.763786" calcext:value-type="float">
            <text:p>14,76378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7.040646" calcext:value-type="float">
            <text:p>17,040646</text:p>
          </table:table-cell>
          <table:table-cell office:value-type="float" office:value="17.040581" calcext:value-type="float">
            <text:p>17,040581</text:p>
          </table:table-cell>
          <table:table-cell office:value-type="float" office:value="17.040348" calcext:value-type="float">
            <text:p>17,040348</text:p>
          </table:table-cell>
          <table:table-cell office:value-type="float" office:value="17.040504" calcext:value-type="float">
            <text:p>17,040504</text:p>
          </table:table-cell>
          <table:table-cell office:value-type="float" office:value="17.040002" calcext:value-type="float">
            <text:p>17,040002</text:p>
          </table:table-cell>
          <table:table-cell table:formula="of:=MIN([.B9:.F9])" office:value-type="float" office:value="17.040002" calcext:value-type="float">
            <text:p>17,04000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9.603691" calcext:value-type="float">
            <text:p>19,603691</text:p>
          </table:table-cell>
          <table:table-cell office:value-type="float" office:value="19.60544" calcext:value-type="float">
            <text:p>19,60544</text:p>
          </table:table-cell>
          <table:table-cell office:value-type="float" office:value="19.604665" calcext:value-type="float">
            <text:p>19,604665</text:p>
          </table:table-cell>
          <table:table-cell office:value-type="float" office:value="19.605551" calcext:value-type="float">
            <text:p>19,605551</text:p>
          </table:table-cell>
          <table:table-cell office:value-type="float" office:value="19.603828" calcext:value-type="float">
            <text:p>19,603828</text:p>
          </table:table-cell>
          <table:table-cell table:formula="of:=MIN([.B10:.F10])" office:value-type="float" office:value="19.603691" calcext:value-type="float">
            <text:p>19,60369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2.312895" calcext:value-type="float">
            <text:p>22,312895</text:p>
          </table:table-cell>
          <table:table-cell office:value-type="float" office:value="22.312475" calcext:value-type="float">
            <text:p>22,312475</text:p>
          </table:table-cell>
          <table:table-cell office:value-type="float" office:value="22.312494" calcext:value-type="float">
            <text:p>22,312494</text:p>
          </table:table-cell>
          <table:table-cell office:value-type="float" office:value="22.314257" calcext:value-type="float">
            <text:p>22,314257</text:p>
          </table:table-cell>
          <table:table-cell office:value-type="float" office:value="22.311096" calcext:value-type="float">
            <text:p>22,311096</text:p>
          </table:table-cell>
          <table:table-cell table:formula="of:=MIN([.B11:.F11])" office:value-type="float" office:value="22.311096" calcext:value-type="float">
            <text:p>22,311096</text:p>
          </table:table-cell>
        </table:table-row>
        <table:table-row table:style-name="ro1">
          <table:table-cell table:style-name="ce5" office:value-type="string" calcext:value-type="string">
            <text:p>7 1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66652" calcext:value-type="float">
            <text:p>0,366652</text:p>
          </table:table-cell>
          <table:table-cell office:value-type="float" office:value="0.365928" calcext:value-type="float">
            <text:p>0,365928</text:p>
          </table:table-cell>
          <table:table-cell office:value-type="float" office:value="0.366078" calcext:value-type="float">
            <text:p>0,366078</text:p>
          </table:table-cell>
          <table:table-cell office:value-type="float" office:value="0.366209" calcext:value-type="float">
            <text:p>0,366209</text:p>
          </table:table-cell>
          <table:table-cell office:value-type="float" office:value="0.504783" calcext:value-type="float">
            <text:p>0,504783</text:p>
          </table:table-cell>
          <table:table-cell table:formula="of:=MIN([.B13:.F13])" office:value-type="float" office:value="0.365928" calcext:value-type="float">
            <text:p>0,3659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698386" calcext:value-type="float">
            <text:p>0,698386</text:p>
          </table:table-cell>
          <table:table-cell office:value-type="float" office:value="0.697339" calcext:value-type="float">
            <text:p>0,697339</text:p>
          </table:table-cell>
          <table:table-cell office:value-type="float" office:value="0.69783" calcext:value-type="float">
            <text:p>0,69783</text:p>
          </table:table-cell>
          <table:table-cell office:value-type="float" office:value="0.698668" calcext:value-type="float">
            <text:p>0,698668</text:p>
          </table:table-cell>
          <table:table-cell office:value-type="float" office:value="0.697547" calcext:value-type="float">
            <text:p>0,697547</text:p>
          </table:table-cell>
          <table:table-cell table:formula="of:=MIN([.B14:.F14])" office:value-type="float" office:value="0.697339" calcext:value-type="float">
            <text:p>0,69733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008089" calcext:value-type="float">
            <text:p>1,008089</text:p>
          </table:table-cell>
          <table:table-cell office:value-type="float" office:value="0.994002" calcext:value-type="float">
            <text:p>0,994002</text:p>
          </table:table-cell>
          <table:table-cell office:value-type="float" office:value="0.99393" calcext:value-type="float">
            <text:p>0,99393</text:p>
          </table:table-cell>
          <table:table-cell office:value-type="float" office:value="0.994083" calcext:value-type="float">
            <text:p>0,994083</text:p>
          </table:table-cell>
          <table:table-cell office:value-type="float" office:value="0.993963" calcext:value-type="float">
            <text:p>0,993963</text:p>
          </table:table-cell>
          <table:table-cell table:formula="of:=MIN([.B15:.F15])" office:value-type="float" office:value="0.99393" calcext:value-type="float">
            <text:p>0,9939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373085" calcext:value-type="float">
            <text:p>1,373085</text:p>
          </table:table-cell>
          <table:table-cell office:value-type="float" office:value="1.355263" calcext:value-type="float">
            <text:p>1,355263</text:p>
          </table:table-cell>
          <table:table-cell office:value-type="float" office:value="1.356736" calcext:value-type="float">
            <text:p>1,356736</text:p>
          </table:table-cell>
          <table:table-cell office:value-type="float" office:value="1.356253" calcext:value-type="float">
            <text:p>1,356253</text:p>
          </table:table-cell>
          <table:table-cell office:value-type="float" office:value="1.356" calcext:value-type="float">
            <text:p>1,356</text:p>
          </table:table-cell>
          <table:table-cell table:formula="of:=MIN([.B16:.F16])" office:value-type="float" office:value="1.355263" calcext:value-type="float">
            <text:p>1,35526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812474" calcext:value-type="float">
            <text:p>1,812474</text:p>
          </table:table-cell>
          <table:table-cell office:value-type="float" office:value="1.809326" calcext:value-type="float">
            <text:p>1,809326</text:p>
          </table:table-cell>
          <table:table-cell office:value-type="float" office:value="1.81095" calcext:value-type="float">
            <text:p>1,81095</text:p>
          </table:table-cell>
          <table:table-cell office:value-type="float" office:value="1.810705" calcext:value-type="float">
            <text:p>1,810705</text:p>
          </table:table-cell>
          <table:table-cell office:value-type="float" office:value="1.809399" calcext:value-type="float">
            <text:p>1,809399</text:p>
          </table:table-cell>
          <table:table-cell table:formula="of:=MIN([.B17:.F17])" office:value-type="float" office:value="1.809326" calcext:value-type="float">
            <text:p>1,80932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75126" calcext:value-type="float">
            <text:p>1,975126</text:p>
          </table:table-cell>
          <table:table-cell office:value-type="float" office:value="1.973439" calcext:value-type="float">
            <text:p>1,973439</text:p>
          </table:table-cell>
          <table:table-cell office:value-type="float" office:value="1.972612" calcext:value-type="float">
            <text:p>1,972612</text:p>
          </table:table-cell>
          <table:table-cell office:value-type="float" office:value="1.981294" calcext:value-type="float">
            <text:p>1,981294</text:p>
          </table:table-cell>
          <table:table-cell office:value-type="float" office:value="1.971635" calcext:value-type="float">
            <text:p>1,971635</text:p>
          </table:table-cell>
          <table:table-cell table:formula="of:=MIN([.B18:.F18])" office:value-type="float" office:value="1.971635" calcext:value-type="float">
            <text:p>1,97163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.345747" calcext:value-type="float">
            <text:p>2,345747</text:p>
          </table:table-cell>
          <table:table-cell office:value-type="float" office:value="2.343504" calcext:value-type="float">
            <text:p>2,343504</text:p>
          </table:table-cell>
          <table:table-cell office:value-type="float" office:value="2.341877" calcext:value-type="float">
            <text:p>2,341877</text:p>
          </table:table-cell>
          <table:table-cell office:value-type="float" office:value="2.345876" calcext:value-type="float">
            <text:p>2,345876</text:p>
          </table:table-cell>
          <table:table-cell office:value-type="float" office:value="2.340741" calcext:value-type="float">
            <text:p>2,340741</text:p>
          </table:table-cell>
          <table:table-cell table:formula="of:=MIN([.B19:.F19])" office:value-type="float" office:value="2.340741" calcext:value-type="float">
            <text:p>2,34074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.713236" calcext:value-type="float">
            <text:p>2,713236</text:p>
          </table:table-cell>
          <table:table-cell office:value-type="float" office:value="2.711784" calcext:value-type="float">
            <text:p>2,711784</text:p>
          </table:table-cell>
          <table:table-cell office:value-type="float" office:value="2.709786" calcext:value-type="float">
            <text:p>2,709786</text:p>
          </table:table-cell>
          <table:table-cell office:value-type="float" office:value="2.713537" calcext:value-type="float">
            <text:p>2,713537</text:p>
          </table:table-cell>
          <table:table-cell office:value-type="float" office:value="2.708598" calcext:value-type="float">
            <text:p>2,708598</text:p>
          </table:table-cell>
          <table:table-cell table:formula="of:=MIN([.B20:.F20])" office:value-type="float" office:value="2.708598" calcext:value-type="float">
            <text:p>2,70859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.155022" calcext:value-type="float">
            <text:p>3,155022</text:p>
          </table:table-cell>
          <table:table-cell office:value-type="float" office:value="3.154247" calcext:value-type="float">
            <text:p>3,154247</text:p>
          </table:table-cell>
          <table:table-cell office:value-type="float" office:value="3.15421" calcext:value-type="float">
            <text:p>3,15421</text:p>
          </table:table-cell>
          <table:table-cell office:value-type="float" office:value="3.161554" calcext:value-type="float">
            <text:p>3,161554</text:p>
          </table:table-cell>
          <table:table-cell office:value-type="float" office:value="3.149817" calcext:value-type="float">
            <text:p>3,149817</text:p>
          </table:table-cell>
          <table:table-cell table:formula="of:=MIN([.B21:.F21])" office:value-type="float" office:value="3.149817" calcext:value-type="float">
            <text:p>3,14981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.582297" calcext:value-type="float">
            <text:p>3,582297</text:p>
          </table:table-cell>
          <table:table-cell office:value-type="float" office:value="3.578939" calcext:value-type="float">
            <text:p>3,578939</text:p>
          </table:table-cell>
          <table:table-cell office:value-type="float" office:value="3.576193" calcext:value-type="float">
            <text:p>3,576193</text:p>
          </table:table-cell>
          <table:table-cell office:value-type="float" office:value="3.580287" calcext:value-type="float">
            <text:p>3,580287</text:p>
          </table:table-cell>
          <table:table-cell office:value-type="float" office:value="3.576829" calcext:value-type="float">
            <text:p>3,576829</text:p>
          </table:table-cell>
          <table:table-cell table:formula="of:=MIN([.B22:.F22])" office:value-type="float" office:value="3.576193" calcext:value-type="float">
            <text:p>3,576193</text:p>
          </table:table-cell>
        </table:table-row>
        <table:table-row table:style-name="ro1">
          <table:table-cell office:value-type="string" calcext:value-type="string">
            <text:p>15 1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420452" calcext:value-type="float">
            <text:p>0,420452</text:p>
          </table:table-cell>
          <table:table-cell office:value-type="float" office:value="0.679532" calcext:value-type="float">
            <text:p>0,679532</text:p>
          </table:table-cell>
          <table:table-cell office:value-type="float" office:value="3.838815" calcext:value-type="float">
            <text:p>3,838815</text:p>
          </table:table-cell>
          <table:table-cell office:value-type="float" office:value="0.435423" calcext:value-type="float">
            <text:p>0,435423</text:p>
          </table:table-cell>
          <table:table-cell office:value-type="float" office:value="0.280887" calcext:value-type="float">
            <text:p>0,280887</text:p>
          </table:table-cell>
          <table:table-cell table:formula="of:=MIN([.B24:.F24])" office:value-type="float" office:value="0.280887" calcext:value-type="float">
            <text:p>0,2808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522514" calcext:value-type="float">
            <text:p>0,522514</text:p>
          </table:table-cell>
          <table:table-cell office:value-type="float" office:value="0.526032" calcext:value-type="float">
            <text:p>0,526032</text:p>
          </table:table-cell>
          <table:table-cell office:value-type="float" office:value="0.523874" calcext:value-type="float">
            <text:p>0,523874</text:p>
          </table:table-cell>
          <table:table-cell office:value-type="float" office:value="0.522372" calcext:value-type="float">
            <text:p>0,522372</text:p>
          </table:table-cell>
          <table:table-cell office:value-type="float" office:value="0.522683" calcext:value-type="float">
            <text:p>0,522683</text:p>
          </table:table-cell>
          <table:table-cell table:formula="of:=MIN([.B25:.F25])" office:value-type="float" office:value="0.522372" calcext:value-type="float">
            <text:p>0,52237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879576" calcext:value-type="float">
            <text:p>0,879576</text:p>
          </table:table-cell>
          <table:table-cell office:value-type="float" office:value="0.880508" calcext:value-type="float">
            <text:p>0,880508</text:p>
          </table:table-cell>
          <table:table-cell office:value-type="float" office:value="0.88119" calcext:value-type="float">
            <text:p>0,88119</text:p>
          </table:table-cell>
          <table:table-cell office:value-type="float" office:value="0.87946" calcext:value-type="float">
            <text:p>0,87946</text:p>
          </table:table-cell>
          <table:table-cell office:value-type="float" office:value="0.879564" calcext:value-type="float">
            <text:p>0,879564</text:p>
          </table:table-cell>
          <table:table-cell table:formula="of:=MIN([.B26:.F26])" office:value-type="float" office:value="0.87946" calcext:value-type="float">
            <text:p>0,8794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00227" calcext:value-type="float">
            <text:p>1,00227</text:p>
          </table:table-cell>
          <table:table-cell office:value-type="float" office:value="1.002432" calcext:value-type="float">
            <text:p>1,002432</text:p>
          </table:table-cell>
          <table:table-cell office:value-type="float" office:value="1.003403" calcext:value-type="float">
            <text:p>1,003403</text:p>
          </table:table-cell>
          <table:table-cell office:value-type="float" office:value="1.002767" calcext:value-type="float">
            <text:p>1,002767</text:p>
          </table:table-cell>
          <table:table-cell office:value-type="float" office:value="1.006537" calcext:value-type="float">
            <text:p>1,006537</text:p>
          </table:table-cell>
          <table:table-cell table:formula="of:=MIN([.B27:.F27])" office:value-type="float" office:value="1.00227" calcext:value-type="float">
            <text:p>1,0022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319267" calcext:value-type="float">
            <text:p>1,319267</text:p>
          </table:table-cell>
          <table:table-cell office:value-type="float" office:value="1.31946" calcext:value-type="float">
            <text:p>1,31946</text:p>
          </table:table-cell>
          <table:table-cell office:value-type="float" office:value="1.320636" calcext:value-type="float">
            <text:p>1,320636</text:p>
          </table:table-cell>
          <table:table-cell office:value-type="float" office:value="1.315351" calcext:value-type="float">
            <text:p>1,315351</text:p>
          </table:table-cell>
          <table:table-cell office:value-type="float" office:value="1.329458" calcext:value-type="float">
            <text:p>1,329458</text:p>
          </table:table-cell>
          <table:table-cell table:formula="of:=MIN([.B28:.F28])" office:value-type="float" office:value="1.315351" calcext:value-type="float">
            <text:p>1,31535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68969" calcext:value-type="float">
            <text:p>1,68969</text:p>
          </table:table-cell>
          <table:table-cell office:value-type="float" office:value="1.690124" calcext:value-type="float">
            <text:p>1,690124</text:p>
          </table:table-cell>
          <table:table-cell office:value-type="float" office:value="1.690219" calcext:value-type="float">
            <text:p>1,690219</text:p>
          </table:table-cell>
          <table:table-cell office:value-type="float" office:value="1.685435" calcext:value-type="float">
            <text:p>1,685435</text:p>
          </table:table-cell>
          <table:table-cell office:value-type="float" office:value="1.702818" calcext:value-type="float">
            <text:p>1,702818</text:p>
          </table:table-cell>
          <table:table-cell table:formula="of:=MIN([.B29:.F29])" office:value-type="float" office:value="1.685435" calcext:value-type="float">
            <text:p>1,68543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712935" calcext:value-type="float">
            <text:p>1,712935</text:p>
          </table:table-cell>
          <table:table-cell office:value-type="float" office:value="1.715076" calcext:value-type="float">
            <text:p>1,715076</text:p>
          </table:table-cell>
          <table:table-cell office:value-type="float" office:value="1.714825" calcext:value-type="float">
            <text:p>1,714825</text:p>
          </table:table-cell>
          <table:table-cell office:value-type="float" office:value="1.712828" calcext:value-type="float">
            <text:p>1,712828</text:p>
          </table:table-cell>
          <table:table-cell office:value-type="float" office:value="1.716046" calcext:value-type="float">
            <text:p>1,716046</text:p>
          </table:table-cell>
          <table:table-cell table:formula="of:=MIN([.B30:.F30])" office:value-type="float" office:value="1.712828" calcext:value-type="float">
            <text:p>1,71282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981907" calcext:value-type="float">
            <text:p>1,981907</text:p>
          </table:table-cell>
          <table:table-cell office:value-type="float" office:value="1.98369" calcext:value-type="float">
            <text:p>1,98369</text:p>
          </table:table-cell>
          <table:table-cell office:value-type="float" office:value="1.982919" calcext:value-type="float">
            <text:p>1,982919</text:p>
          </table:table-cell>
          <table:table-cell office:value-type="float" office:value="1.981719" calcext:value-type="float">
            <text:p>1,981719</text:p>
          </table:table-cell>
          <table:table-cell office:value-type="float" office:value="1.983535" calcext:value-type="float">
            <text:p>1,983535</text:p>
          </table:table-cell>
          <table:table-cell table:formula="of:=MIN([.B31:.F31])" office:value-type="float" office:value="1.981719" calcext:value-type="float">
            <text:p>1,98171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.278647" calcext:value-type="float">
            <text:p>2,278647</text:p>
          </table:table-cell>
          <table:table-cell office:value-type="float" office:value="2.2851" calcext:value-type="float">
            <text:p>2,2851</text:p>
          </table:table-cell>
          <table:table-cell office:value-type="float" office:value="2.277626" calcext:value-type="float">
            <text:p>2,277626</text:p>
          </table:table-cell>
          <table:table-cell office:value-type="float" office:value="2.286537" calcext:value-type="float">
            <text:p>2,286537</text:p>
          </table:table-cell>
          <table:table-cell office:value-type="float" office:value="2.283289" calcext:value-type="float">
            <text:p>2,283289</text:p>
          </table:table-cell>
          <table:table-cell table:formula="of:=MIN([.B32:.F32])" office:value-type="float" office:value="2.277626" calcext:value-type="float">
            <text:p>2,27762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60795" calcext:value-type="float">
            <text:p>2,60795</text:p>
          </table:table-cell>
          <table:table-cell office:value-type="float" office:value="2.609378" calcext:value-type="float">
            <text:p>2,609378</text:p>
          </table:table-cell>
          <table:table-cell office:value-type="float" office:value="2.619053" calcext:value-type="float">
            <text:p>2,619053</text:p>
          </table:table-cell>
          <table:table-cell office:value-type="float" office:value="2.605607" calcext:value-type="float">
            <text:p>2,605607</text:p>
          </table:table-cell>
          <table:table-cell office:value-type="float" office:value="2.626234" calcext:value-type="float">
            <text:p>2,626234</text:p>
          </table:table-cell>
          <table:table-cell table:formula="of:=MIN([.B33:.F33])" office:value-type="float" office:value="2.605607" calcext:value-type="float">
            <text:p>2,605607</text:p>
          </table:table-cell>
        </table:table-row>
        <table:table-row table:style-name="ro1">
          <table:table-cell office:value-type="string" calcext:value-type="string">
            <text:p>31 1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516646" calcext:value-type="float">
            <text:p>3,516646</text:p>
          </table:table-cell>
          <table:table-cell office:value-type="float" office:value="5.215223" calcext:value-type="float">
            <text:p>5,215223</text:p>
          </table:table-cell>
          <table:table-cell office:value-type="float" office:value="2.914322" calcext:value-type="float">
            <text:p>2,914322</text:p>
          </table:table-cell>
          <table:table-cell office:value-type="float" office:value="2.789776" calcext:value-type="float">
            <text:p>2,789776</text:p>
          </table:table-cell>
          <table:table-cell office:value-type="float" office:value="0.44091" calcext:value-type="float">
            <text:p>0,44091</text:p>
          </table:table-cell>
          <table:table-cell table:formula="of:=MIN([.B35:.F35])" office:value-type="float" office:value="0.44091" calcext:value-type="float">
            <text:p>0,440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641073" calcext:value-type="float">
            <text:p>0,641073</text:p>
          </table:table-cell>
          <table:table-cell office:value-type="float" office:value="0.514089" calcext:value-type="float">
            <text:p>0,514089</text:p>
          </table:table-cell>
          <table:table-cell office:value-type="float" office:value="0.634824" calcext:value-type="float">
            <text:p>0,634824</text:p>
          </table:table-cell>
          <table:table-cell office:value-type="float" office:value="0.577888" calcext:value-type="float">
            <text:p>0,577888</text:p>
          </table:table-cell>
          <table:table-cell office:value-type="float" office:value="0.578821" calcext:value-type="float">
            <text:p>0,578821</text:p>
          </table:table-cell>
          <table:table-cell table:formula="of:=MIN([.B36:.F36])" office:value-type="float" office:value="0.514089" calcext:value-type="float">
            <text:p>0,51408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928993" calcext:value-type="float">
            <text:p>0,928993</text:p>
          </table:table-cell>
          <table:table-cell office:value-type="float" office:value="0.897865" calcext:value-type="float">
            <text:p>0,897865</text:p>
          </table:table-cell>
          <table:table-cell office:value-type="float" office:value="0.888498" calcext:value-type="float">
            <text:p>0,888498</text:p>
          </table:table-cell>
          <table:table-cell office:value-type="float" office:value="1.08815" calcext:value-type="float">
            <text:p>1,08815</text:p>
          </table:table-cell>
          <table:table-cell office:value-type="float" office:value="0.957746" calcext:value-type="float">
            <text:p>0,957746</text:p>
          </table:table-cell>
          <table:table-cell table:formula="of:=MIN([.B37:.F37])" office:value-type="float" office:value="0.888498" calcext:value-type="float">
            <text:p>0,88849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168687" calcext:value-type="float">
            <text:p>1,168687</text:p>
          </table:table-cell>
          <table:table-cell office:value-type="float" office:value="1.121278" calcext:value-type="float">
            <text:p>1,121278</text:p>
          </table:table-cell>
          <table:table-cell office:value-type="float" office:value="1.144238" calcext:value-type="float">
            <text:p>1,144238</text:p>
          </table:table-cell>
          <table:table-cell office:value-type="float" office:value="1.127675" calcext:value-type="float">
            <text:p>1,127675</text:p>
          </table:table-cell>
          <table:table-cell office:value-type="float" office:value="1.135968" calcext:value-type="float">
            <text:p>1,135968</text:p>
          </table:table-cell>
          <table:table-cell table:formula="of:=MIN([.B38:.F38])" office:value-type="float" office:value="1.121278" calcext:value-type="float">
            <text:p>1,12127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450675" calcext:value-type="float">
            <text:p>1,450675</text:p>
          </table:table-cell>
          <table:table-cell office:value-type="float" office:value="1.390064" calcext:value-type="float">
            <text:p>1,390064</text:p>
          </table:table-cell>
          <table:table-cell office:value-type="float" office:value="1.466069" calcext:value-type="float">
            <text:p>1,466069</text:p>
          </table:table-cell>
          <table:table-cell office:value-type="float" office:value="1.69419" calcext:value-type="float">
            <text:p>1,69419</text:p>
          </table:table-cell>
          <table:table-cell office:value-type="float" office:value="1.46319" calcext:value-type="float">
            <text:p>1,46319</text:p>
          </table:table-cell>
          <table:table-cell table:formula="of:=MIN([.B39:.F39])" office:value-type="float" office:value="1.390064" calcext:value-type="float">
            <text:p>1,39006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74632" calcext:value-type="float">
            <text:p>1,74632</text:p>
          </table:table-cell>
          <table:table-cell office:value-type="float" office:value="1.83483" calcext:value-type="float">
            <text:p>1,83483</text:p>
          </table:table-cell>
          <table:table-cell office:value-type="float" office:value="2.042281" calcext:value-type="float">
            <text:p>2,042281</text:p>
          </table:table-cell>
          <table:table-cell office:value-type="float" office:value="1.910649" calcext:value-type="float">
            <text:p>1,910649</text:p>
          </table:table-cell>
          <table:table-cell office:value-type="float" office:value="1.890679" calcext:value-type="float">
            <text:p>1,890679</text:p>
          </table:table-cell>
          <table:table-cell table:formula="of:=MIN([.B40:.F40])" office:value-type="float" office:value="1.74632" calcext:value-type="float">
            <text:p>1,7463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693501" calcext:value-type="float">
            <text:p>1,693501</text:p>
          </table:table-cell>
          <table:table-cell office:value-type="float" office:value="1.84912" calcext:value-type="float">
            <text:p>1,84912</text:p>
          </table:table-cell>
          <table:table-cell office:value-type="float" office:value="1.834132" calcext:value-type="float">
            <text:p>1,834132</text:p>
          </table:table-cell>
          <table:table-cell office:value-type="float" office:value="1.938642" calcext:value-type="float">
            <text:p>1,938642</text:p>
          </table:table-cell>
          <table:table-cell office:value-type="float" office:value="2.136309" calcext:value-type="float">
            <text:p>2,136309</text:p>
          </table:table-cell>
          <table:table-cell table:formula="of:=MIN([.B41:.F41])" office:value-type="float" office:value="1.693501" calcext:value-type="float">
            <text:p>1,69350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929926" calcext:value-type="float">
            <text:p>1,929926</text:p>
          </table:table-cell>
          <table:table-cell office:value-type="float" office:value="2.162396" calcext:value-type="float">
            <text:p>2,162396</text:p>
          </table:table-cell>
          <table:table-cell office:value-type="float" office:value="2.119778" calcext:value-type="float">
            <text:p>2,119778</text:p>
          </table:table-cell>
          <table:table-cell office:value-type="float" office:value="2.906841" calcext:value-type="float">
            <text:p>2,906841</text:p>
          </table:table-cell>
          <table:table-cell office:value-type="float" office:value="2.307306" calcext:value-type="float">
            <text:p>2,307306</text:p>
          </table:table-cell>
          <table:table-cell table:formula="of:=MIN([.B42:.F42])" office:value-type="float" office:value="1.929926" calcext:value-type="float">
            <text:p>1,92992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.226573" calcext:value-type="float">
            <text:p>2,226573</text:p>
          </table:table-cell>
          <table:table-cell office:value-type="float" office:value="2.330753" calcext:value-type="float">
            <text:p>2,330753</text:p>
          </table:table-cell>
          <table:table-cell office:value-type="float" office:value="2.407295" calcext:value-type="float">
            <text:p>2,407295</text:p>
          </table:table-cell>
          <table:table-cell office:value-type="float" office:value="2.481609" calcext:value-type="float">
            <text:p>2,481609</text:p>
          </table:table-cell>
          <table:table-cell office:value-type="float" office:value="2.785204" calcext:value-type="float">
            <text:p>2,785204</text:p>
          </table:table-cell>
          <table:table-cell table:formula="of:=MIN([.B43:.F43])" office:value-type="float" office:value="2.226573" calcext:value-type="float">
            <text:p>2,22657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514305" calcext:value-type="float">
            <text:p>2,514305</text:p>
          </table:table-cell>
          <table:table-cell office:value-type="float" office:value="2.831078" calcext:value-type="float">
            <text:p>2,831078</text:p>
          </table:table-cell>
          <table:table-cell office:value-type="float" office:value="3.102856" calcext:value-type="float">
            <text:p>3,102856</text:p>
          </table:table-cell>
          <table:table-cell office:value-type="float" office:value="2.9184" calcext:value-type="float">
            <text:p>2,9184</text:p>
          </table:table-cell>
          <table:table-cell office:value-type="float" office:value="3.111748" calcext:value-type="float">
            <text:p>3,111748</text:p>
          </table:table-cell>
          <table:table-cell table:formula="of:=MIN([.B44:.F44])" office:value-type="float" office:value="2.514305" calcext:value-type="float">
            <text:p>2,514305</text:p>
          </table:table-cell>
        </table:table-row>
        <table:table-row table:style-name="ro1">
          <table:table-cell office:value-type="string" calcext:value-type="string">
            <text:p>63 1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.859197" calcext:value-type="float">
            <text:p>7,859197</text:p>
          </table:table-cell>
          <table:table-cell office:value-type="float" office:value="6.764494" calcext:value-type="float">
            <text:p>6,764494</text:p>
          </table:table-cell>
          <table:table-cell office:value-type="float" office:value="5.173555" calcext:value-type="float">
            <text:p>5,173555</text:p>
          </table:table-cell>
          <table:table-cell office:value-type="float" office:value="2.000077" calcext:value-type="float">
            <text:p>2,000077</text:p>
          </table:table-cell>
          <table:table-cell office:value-type="float" office:value="2.375116" calcext:value-type="float">
            <text:p>2,375116</text:p>
          </table:table-cell>
          <table:table-cell table:formula="of:=MIN([.B46:.F46])" office:value-type="float" office:value="2.000077" calcext:value-type="float">
            <text:p>2,00007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550963" calcext:value-type="float">
            <text:p>0,550963</text:p>
          </table:table-cell>
          <table:table-cell office:value-type="float" office:value="0.599765" calcext:value-type="float">
            <text:p>0,599765</text:p>
          </table:table-cell>
          <table:table-cell office:value-type="float" office:value="0.530722" calcext:value-type="float">
            <text:p>0,530722</text:p>
          </table:table-cell>
          <table:table-cell office:value-type="float" office:value="0.61777" calcext:value-type="float">
            <text:p>0,61777</text:p>
          </table:table-cell>
          <table:table-cell office:value-type="float" office:value="0.629748" calcext:value-type="float">
            <text:p>0,629748</text:p>
          </table:table-cell>
          <table:table-cell table:formula="of:=MIN([.B47:.F47])" office:value-type="float" office:value="0.530722" calcext:value-type="float">
            <text:p>0,53072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880215" calcext:value-type="float">
            <text:p>0,880215</text:p>
          </table:table-cell>
          <table:table-cell office:value-type="float" office:value="0.896513" calcext:value-type="float">
            <text:p>0,896513</text:p>
          </table:table-cell>
          <table:table-cell office:value-type="float" office:value="0.916751" calcext:value-type="float">
            <text:p>0,916751</text:p>
          </table:table-cell>
          <table:table-cell office:value-type="float" office:value="0.900238" calcext:value-type="float">
            <text:p>0,900238</text:p>
          </table:table-cell>
          <table:table-cell office:value-type="float" office:value="1.042446" calcext:value-type="float">
            <text:p>1,042446</text:p>
          </table:table-cell>
          <table:table-cell table:formula="of:=MIN([.B48:.F48])" office:value-type="float" office:value="0.880215" calcext:value-type="float">
            <text:p>0,88021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064218" calcext:value-type="float">
            <text:p>1,064218</text:p>
          </table:table-cell>
          <table:table-cell office:value-type="float" office:value="0.982627" calcext:value-type="float">
            <text:p>0,982627</text:p>
          </table:table-cell>
          <table:table-cell office:value-type="float" office:value="1.15718" calcext:value-type="float">
            <text:p>1,15718</text:p>
          </table:table-cell>
          <table:table-cell office:value-type="float" office:value="1.039045" calcext:value-type="float">
            <text:p>1,039045</text:p>
          </table:table-cell>
          <table:table-cell office:value-type="float" office:value="1.024612" calcext:value-type="float">
            <text:p>1,024612</text:p>
          </table:table-cell>
          <table:table-cell table:formula="of:=MIN([.B49:.F49])" office:value-type="float" office:value="0.982627" calcext:value-type="float">
            <text:p>0,98262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375035" calcext:value-type="float">
            <text:p>1,375035</text:p>
          </table:table-cell>
          <table:table-cell office:value-type="float" office:value="1.313861" calcext:value-type="float">
            <text:p>1,313861</text:p>
          </table:table-cell>
          <table:table-cell office:value-type="float" office:value="1.447875" calcext:value-type="float">
            <text:p>1,447875</text:p>
          </table:table-cell>
          <table:table-cell office:value-type="float" office:value="1.385026" calcext:value-type="float">
            <text:p>1,385026</text:p>
          </table:table-cell>
          <table:table-cell office:value-type="float" office:value="1.375041" calcext:value-type="float">
            <text:p>1,375041</text:p>
          </table:table-cell>
          <table:table-cell table:formula="of:=MIN([.B50:.F50])" office:value-type="float" office:value="1.313861" calcext:value-type="float">
            <text:p>1,31386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709266" calcext:value-type="float">
            <text:p>1,709266</text:p>
          </table:table-cell>
          <table:table-cell office:value-type="float" office:value="1.688176" calcext:value-type="float">
            <text:p>1,688176</text:p>
          </table:table-cell>
          <table:table-cell office:value-type="float" office:value="1.711867" calcext:value-type="float">
            <text:p>1,711867</text:p>
          </table:table-cell>
          <table:table-cell office:value-type="float" office:value="1.83796" calcext:value-type="float">
            <text:p>1,83796</text:p>
          </table:table-cell>
          <table:table-cell office:value-type="float" office:value="1.728647" calcext:value-type="float">
            <text:p>1,728647</text:p>
          </table:table-cell>
          <table:table-cell table:formula="of:=MIN([.B51:.F51])" office:value-type="float" office:value="1.688176" calcext:value-type="float">
            <text:p>1,68817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839904" calcext:value-type="float">
            <text:p>1,839904</text:p>
          </table:table-cell>
          <table:table-cell office:value-type="float" office:value="1.955314" calcext:value-type="float">
            <text:p>1,955314</text:p>
          </table:table-cell>
          <table:table-cell office:value-type="float" office:value="1.796261" calcext:value-type="float">
            <text:p>1,796261</text:p>
          </table:table-cell>
          <table:table-cell office:value-type="float" office:value="1.784187" calcext:value-type="float">
            <text:p>1,784187</text:p>
          </table:table-cell>
          <table:table-cell office:value-type="float" office:value="1.870723" calcext:value-type="float">
            <text:p>1,870723</text:p>
          </table:table-cell>
          <table:table-cell table:formula="of:=MIN([.B52:.F52])" office:value-type="float" office:value="1.784187" calcext:value-type="float">
            <text:p>1,78418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994713" calcext:value-type="float">
            <text:p>1,994713</text:p>
          </table:table-cell>
          <table:table-cell office:value-type="float" office:value="2.064769" calcext:value-type="float">
            <text:p>2,064769</text:p>
          </table:table-cell>
          <table:table-cell office:value-type="float" office:value="2.033707" calcext:value-type="float">
            <text:p>2,033707</text:p>
          </table:table-cell>
          <table:table-cell office:value-type="float" office:value="2.113305" calcext:value-type="float">
            <text:p>2,113305</text:p>
          </table:table-cell>
          <table:table-cell office:value-type="float" office:value="2.139714" calcext:value-type="float">
            <text:p>2,139714</text:p>
          </table:table-cell>
          <table:table-cell table:formula="of:=MIN([.B53:.F53])" office:value-type="float" office:value="1.994713" calcext:value-type="float">
            <text:p>1,99471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.308397" calcext:value-type="float">
            <text:p>2,308397</text:p>
          </table:table-cell>
          <table:table-cell office:value-type="float" office:value="2.402284" calcext:value-type="float">
            <text:p>2,402284</text:p>
          </table:table-cell>
          <table:table-cell office:value-type="float" office:value="2.439748" calcext:value-type="float">
            <text:p>2,439748</text:p>
          </table:table-cell>
          <table:table-cell office:value-type="float" office:value="2.342089" calcext:value-type="float">
            <text:p>2,342089</text:p>
          </table:table-cell>
          <table:table-cell office:value-type="float" office:value="2.373852" calcext:value-type="float">
            <text:p>2,373852</text:p>
          </table:table-cell>
          <table:table-cell table:formula="of:=MIN([.B54:.F54])" office:value-type="float" office:value="2.308397" calcext:value-type="float">
            <text:p>2,30839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758295" calcext:value-type="float">
            <text:p>2,758295</text:p>
          </table:table-cell>
          <table:table-cell office:value-type="float" office:value="2.721248" calcext:value-type="float">
            <text:p>2,721248</text:p>
          </table:table-cell>
          <table:table-cell office:value-type="float" office:value="2.800077" calcext:value-type="float">
            <text:p>2,800077</text:p>
          </table:table-cell>
          <table:table-cell office:value-type="float" office:value="2.872053" calcext:value-type="float">
            <text:p>2,872053</text:p>
          </table:table-cell>
          <table:table-cell office:value-type="float" office:value="2.679543" calcext:value-type="float">
            <text:p>2,679543</text:p>
          </table:table-cell>
          <table:table-cell table:formula="of:=MIN([.B55:.F55])" office:value-type="float" office:value="2.679543" calcext:value-type="float">
            <text:p>2,679543</text:p>
          </table:table-cell>
        </table:table-row>
        <table:table-row table:style-name="ro1">
          <table:table-cell office:value-type="string" calcext:value-type="string">
            <text:p>15 2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48551" calcext:value-type="float">
            <text:p>0,348551</text:p>
          </table:table-cell>
          <table:table-cell office:value-type="float" office:value="0.403999" calcext:value-type="float">
            <text:p>0,403999</text:p>
          </table:table-cell>
          <table:table-cell office:value-type="float" office:value="0.279749" calcext:value-type="float">
            <text:p>0,279749</text:p>
          </table:table-cell>
          <table:table-cell office:value-type="float" office:value="0.368143" calcext:value-type="float">
            <text:p>0,368143</text:p>
          </table:table-cell>
          <table:table-cell/>
          <table:table-cell table:formula="of:=MIN([.B57:.E57])" office:value-type="float" office:value="0.279749" calcext:value-type="float">
            <text:p>0,27974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530439" calcext:value-type="float">
            <text:p>0,530439</text:p>
          </table:table-cell>
          <table:table-cell office:value-type="float" office:value="0.534847" calcext:value-type="float">
            <text:p>0,534847</text:p>
          </table:table-cell>
          <table:table-cell office:value-type="float" office:value="0.536748" calcext:value-type="float">
            <text:p>0,536748</text:p>
          </table:table-cell>
          <table:table-cell office:value-type="float" office:value="0.533837" calcext:value-type="float">
            <text:p>0,533837</text:p>
          </table:table-cell>
          <table:table-cell/>
          <table:table-cell table:formula="of:=MIN([.B58:.E58])" office:value-type="float" office:value="0.530439" calcext:value-type="float">
            <text:p>0,53043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89038" calcext:value-type="float">
            <text:p>0,89038</text:p>
          </table:table-cell>
          <table:table-cell office:value-type="float" office:value="0.897179" calcext:value-type="float">
            <text:p>0,897179</text:p>
          </table:table-cell>
          <table:table-cell office:value-type="float" office:value="0.90015" calcext:value-type="float">
            <text:p>0,90015</text:p>
          </table:table-cell>
          <table:table-cell office:value-type="float" office:value="0.896494" calcext:value-type="float">
            <text:p>0,896494</text:p>
          </table:table-cell>
          <table:table-cell/>
          <table:table-cell table:formula="of:=MIN([.B59:.E59])" office:value-type="float" office:value="0.89038" calcext:value-type="float">
            <text:p>0,8903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016832" calcext:value-type="float">
            <text:p>1,016832</text:p>
          </table:table-cell>
          <table:table-cell office:value-type="float" office:value="1.024975" calcext:value-type="float">
            <text:p>1,024975</text:p>
          </table:table-cell>
          <table:table-cell office:value-type="float" office:value="1.028596" calcext:value-type="float">
            <text:p>1,028596</text:p>
          </table:table-cell>
          <table:table-cell office:value-type="float" office:value="1.023975" calcext:value-type="float">
            <text:p>1,023975</text:p>
          </table:table-cell>
          <table:table-cell/>
          <table:table-cell table:formula="of:=MIN([.B60:.E60])" office:value-type="float" office:value="1.016832" calcext:value-type="float">
            <text:p>1,01683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336447" calcext:value-type="float">
            <text:p>1,336447</text:p>
          </table:table-cell>
          <table:table-cell office:value-type="float" office:value="1.347451" calcext:value-type="float">
            <text:p>1,347451</text:p>
          </table:table-cell>
          <table:table-cell office:value-type="float" office:value="1.350381" calcext:value-type="float">
            <text:p>1,350381</text:p>
          </table:table-cell>
          <table:table-cell office:value-type="float" office:value="1.345951" calcext:value-type="float">
            <text:p>1,345951</text:p>
          </table:table-cell>
          <table:table-cell/>
          <table:table-cell table:formula="of:=MIN([.B61:.E61])" office:value-type="float" office:value="1.336447" calcext:value-type="float">
            <text:p>1,33644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709248" calcext:value-type="float">
            <text:p>1,709248</text:p>
          </table:table-cell>
          <table:table-cell office:value-type="float" office:value="1.723872" calcext:value-type="float">
            <text:p>1,723872</text:p>
          </table:table-cell>
          <table:table-cell office:value-type="float" office:value="1.726661" calcext:value-type="float">
            <text:p>1,726661</text:p>
          </table:table-cell>
          <table:table-cell office:value-type="float" office:value="1.729605" calcext:value-type="float">
            <text:p>1,729605</text:p>
          </table:table-cell>
          <table:table-cell/>
          <table:table-cell table:formula="of:=MIN([.B62:.E62])" office:value-type="float" office:value="1.709248" calcext:value-type="float">
            <text:p>1,70924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74033" calcext:value-type="float">
            <text:p>1,74033</text:p>
          </table:table-cell>
          <table:table-cell office:value-type="float" office:value="1.742437" calcext:value-type="float">
            <text:p>1,742437</text:p>
          </table:table-cell>
          <table:table-cell office:value-type="float" office:value="1.758365" calcext:value-type="float">
            <text:p>1,758365</text:p>
          </table:table-cell>
          <table:table-cell office:value-type="float" office:value="1.752422" calcext:value-type="float">
            <text:p>1,752422</text:p>
          </table:table-cell>
          <table:table-cell/>
          <table:table-cell table:formula="of:=MIN([.B63:.E63])" office:value-type="float" office:value="1.74033" calcext:value-type="float">
            <text:p>1,7403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.012406" calcext:value-type="float">
            <text:p>2,012406</text:p>
          </table:table-cell>
          <table:table-cell office:value-type="float" office:value="2.012131" calcext:value-type="float">
            <text:p>2,012131</text:p>
          </table:table-cell>
          <table:table-cell office:value-type="float" office:value="2.030423" calcext:value-type="float">
            <text:p>2,030423</text:p>
          </table:table-cell>
          <table:table-cell office:value-type="float" office:value="2.024714" calcext:value-type="float">
            <text:p>2,024714</text:p>
          </table:table-cell>
          <table:table-cell/>
          <table:table-cell table:formula="of:=MIN([.B64:.E64])" office:value-type="float" office:value="2.012131" calcext:value-type="float">
            <text:p>2,01213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.311014" calcext:value-type="float">
            <text:p>2,311014</text:p>
          </table:table-cell>
          <table:table-cell office:value-type="float" office:value="2.326791" calcext:value-type="float">
            <text:p>2,326791</text:p>
          </table:table-cell>
          <table:table-cell office:value-type="float" office:value="2.338021" calcext:value-type="float">
            <text:p>2,338021</text:p>
          </table:table-cell>
          <table:table-cell office:value-type="float" office:value="2.333788" calcext:value-type="float">
            <text:p>2,333788</text:p>
          </table:table-cell>
          <table:table-cell/>
          <table:table-cell table:formula="of:=MIN([.B65:.E65])" office:value-type="float" office:value="2.311014" calcext:value-type="float">
            <text:p>2,31101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645418" calcext:value-type="float">
            <text:p>2,645418</text:p>
          </table:table-cell>
          <table:table-cell office:value-type="float" office:value="2.664432" calcext:value-type="float">
            <text:p>2,664432</text:p>
          </table:table-cell>
          <table:table-cell office:value-type="float" office:value="2.670984" calcext:value-type="float">
            <text:p>2,670984</text:p>
          </table:table-cell>
          <table:table-cell office:value-type="float" office:value="2.659349" calcext:value-type="float">
            <text:p>2,659349</text:p>
          </table:table-cell>
          <table:table-cell/>
          <table:table-cell table:formula="of:=MIN([.B66:.E66])" office:value-type="float" office:value="2.645418" calcext:value-type="float">
            <text:p>2,645418</text:p>
          </table:table-cell>
        </table:table-row>
        <table:table-row table:style-name="ro1">
          <table:table-cell office:value-type="string" calcext:value-type="string">
            <text:p>31 2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49591" calcext:value-type="float">
            <text:p>0,249591</text:p>
          </table:table-cell>
          <table:table-cell office:value-type="float" office:value="0.250591" calcext:value-type="float">
            <text:p>0,250591</text:p>
          </table:table-cell>
          <table:table-cell office:value-type="float" office:value="0.223171" calcext:value-type="float">
            <text:p>0,223171</text:p>
          </table:table-cell>
          <table:table-cell office:value-type="float" office:value="0.169369" calcext:value-type="float">
            <text:p>0,169369</text:p>
          </table:table-cell>
          <table:table-cell/>
          <table:table-cell table:formula="of:=MIN([.B68:.E68])" office:value-type="float" office:value="0.169369" calcext:value-type="float">
            <text:p>0,1693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263018" calcext:value-type="float">
            <text:p>0,263018</text:p>
          </table:table-cell>
          <table:table-cell office:value-type="float" office:value="0.264726" calcext:value-type="float">
            <text:p>0,264726</text:p>
          </table:table-cell>
          <table:table-cell office:value-type="float" office:value="0.265505" calcext:value-type="float">
            <text:p>0,265505</text:p>
          </table:table-cell>
          <table:table-cell office:value-type="float" office:value="0.261024" calcext:value-type="float">
            <text:p>0,261024</text:p>
          </table:table-cell>
          <table:table-cell/>
          <table:table-cell table:formula="of:=MIN([.B69:.E69])" office:value-type="float" office:value="0.261024" calcext:value-type="float">
            <text:p>0,26102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435357" calcext:value-type="float">
            <text:p>0,435357</text:p>
          </table:table-cell>
          <table:table-cell office:value-type="float" office:value="0.430749" calcext:value-type="float">
            <text:p>0,430749</text:p>
          </table:table-cell>
          <table:table-cell office:value-type="float" office:value="0.436674" calcext:value-type="float">
            <text:p>0,436674</text:p>
          </table:table-cell>
          <table:table-cell office:value-type="float" office:value="0.4324" calcext:value-type="float">
            <text:p>0,4324</text:p>
          </table:table-cell>
          <table:table-cell/>
          <table:table-cell table:formula="of:=MIN([.B70:.E70])" office:value-type="float" office:value="0.430749" calcext:value-type="float">
            <text:p>0,43074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516458" calcext:value-type="float">
            <text:p>0,516458</text:p>
          </table:table-cell>
          <table:table-cell office:value-type="float" office:value="0.50994" calcext:value-type="float">
            <text:p>0,50994</text:p>
          </table:table-cell>
          <table:table-cell office:value-type="float" office:value="0.513508" calcext:value-type="float">
            <text:p>0,513508</text:p>
          </table:table-cell>
          <table:table-cell office:value-type="float" office:value="0.510273" calcext:value-type="float">
            <text:p>0,510273</text:p>
          </table:table-cell>
          <table:table-cell/>
          <table:table-cell table:formula="of:=MIN([.B71:.E71])" office:value-type="float" office:value="0.50994" calcext:value-type="float">
            <text:p>0,5099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67581" calcext:value-type="float">
            <text:p>0,67581</text:p>
          </table:table-cell>
          <table:table-cell office:value-type="float" office:value="0.669512" calcext:value-type="float">
            <text:p>0,669512</text:p>
          </table:table-cell>
          <table:table-cell office:value-type="float" office:value="0.673503" calcext:value-type="float">
            <text:p>0,673503</text:p>
          </table:table-cell>
          <table:table-cell office:value-type="float" office:value="0.670914" calcext:value-type="float">
            <text:p>0,670914</text:p>
          </table:table-cell>
          <table:table-cell/>
          <table:table-cell table:formula="of:=MIN([.B72:.E72])" office:value-type="float" office:value="0.669512" calcext:value-type="float">
            <text:p>0,66951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863513" calcext:value-type="float">
            <text:p>0,863513</text:p>
          </table:table-cell>
          <table:table-cell office:value-type="float" office:value="0.854197" calcext:value-type="float">
            <text:p>0,854197</text:p>
          </table:table-cell>
          <table:table-cell office:value-type="float" office:value="0.855726" calcext:value-type="float">
            <text:p>0,855726</text:p>
          </table:table-cell>
          <table:table-cell office:value-type="float" office:value="0.852189" calcext:value-type="float">
            <text:p>0,852189</text:p>
          </table:table-cell>
          <table:table-cell/>
          <table:table-cell table:formula="of:=MIN([.B73:.E73])" office:value-type="float" office:value="0.852189" calcext:value-type="float">
            <text:p>0,85218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865244" calcext:value-type="float">
            <text:p>0,865244</text:p>
          </table:table-cell>
          <table:table-cell office:value-type="float" office:value="0.861498" calcext:value-type="float">
            <text:p>0,861498</text:p>
          </table:table-cell>
          <table:table-cell office:value-type="float" office:value="0.865444" calcext:value-type="float">
            <text:p>0,865444</text:p>
          </table:table-cell>
          <table:table-cell office:value-type="float" office:value="0.860518" calcext:value-type="float">
            <text:p>0,860518</text:p>
          </table:table-cell>
          <table:table-cell/>
          <table:table-cell table:formula="of:=MIN([.B74:.E74])" office:value-type="float" office:value="0.860518" calcext:value-type="float">
            <text:p>0,86051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987945" calcext:value-type="float">
            <text:p>0,987945</text:p>
          </table:table-cell>
          <table:table-cell office:value-type="float" office:value="0.995918" calcext:value-type="float">
            <text:p>0,995918</text:p>
          </table:table-cell>
          <table:table-cell office:value-type="float" office:value="0.99078" calcext:value-type="float">
            <text:p>0,99078</text:p>
          </table:table-cell>
          <table:table-cell office:value-type="float" office:value="0.985489" calcext:value-type="float">
            <text:p>0,985489</text:p>
          </table:table-cell>
          <table:table-cell/>
          <table:table-cell table:formula="of:=MIN([.B75:.E75])" office:value-type="float" office:value="0.985489" calcext:value-type="float">
            <text:p>0,98548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146068" calcext:value-type="float">
            <text:p>1,146068</text:p>
          </table:table-cell>
          <table:table-cell office:value-type="float" office:value="1.140994" calcext:value-type="float">
            <text:p>1,140994</text:p>
          </table:table-cell>
          <table:table-cell office:value-type="float" office:value="1.14413" calcext:value-type="float">
            <text:p>1,14413</text:p>
          </table:table-cell>
          <table:table-cell office:value-type="float" office:value="1.135381" calcext:value-type="float">
            <text:p>1,135381</text:p>
          </table:table-cell>
          <table:table-cell/>
          <table:table-cell table:formula="of:=MIN([.B76:.E76])" office:value-type="float" office:value="1.135381" calcext:value-type="float">
            <text:p>1,13538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299257" calcext:value-type="float">
            <text:p>1,299257</text:p>
          </table:table-cell>
          <table:table-cell office:value-type="float" office:value="1.290276" calcext:value-type="float">
            <text:p>1,290276</text:p>
          </table:table-cell>
          <table:table-cell office:value-type="float" office:value="1.298417" calcext:value-type="float">
            <text:p>1,298417</text:p>
          </table:table-cell>
          <table:table-cell office:value-type="float" office:value="1.287602" calcext:value-type="float">
            <text:p>1,287602</text:p>
          </table:table-cell>
          <table:table-cell/>
          <table:table-cell table:formula="of:=MIN([.B77:.E77])" office:value-type="float" office:value="1.287602" calcext:value-type="float">
            <text:p>1,287602</text:p>
          </table:table-cell>
        </table:table-row>
        <table:table-row table:style-name="ro1">
          <table:table-cell office:value-type="string" calcext:value-type="string">
            <text:p>63 2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951908" calcext:value-type="float">
            <text:p>1,951908</text:p>
          </table:table-cell>
          <table:table-cell office:value-type="float" office:value="1.433329" calcext:value-type="float">
            <text:p>1,433329</text:p>
          </table:table-cell>
          <table:table-cell office:value-type="float" office:value="0.618701" calcext:value-type="float">
            <text:p>0,618701</text:p>
          </table:table-cell>
          <table:table-cell office:value-type="float" office:value="1.357486" calcext:value-type="float">
            <text:p>1,357486</text:p>
          </table:table-cell>
          <table:table-cell/>
          <table:table-cell table:formula="of:=MIN([.B79:.E79])" office:value-type="float" office:value="0.618701" calcext:value-type="float">
            <text:p>0,6187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328566" calcext:value-type="float">
            <text:p>0,328566</text:p>
          </table:table-cell>
          <table:table-cell office:value-type="float" office:value="0.324774" calcext:value-type="float">
            <text:p>0,324774</text:p>
          </table:table-cell>
          <table:table-cell office:value-type="float" office:value="0.353523" calcext:value-type="float">
            <text:p>0,353523</text:p>
          </table:table-cell>
          <table:table-cell office:value-type="float" office:value="0.306972" calcext:value-type="float">
            <text:p>0,306972</text:p>
          </table:table-cell>
          <table:table-cell/>
          <table:table-cell table:formula="of:=MIN([.B80:.E80])" office:value-type="float" office:value="0.306972" calcext:value-type="float">
            <text:p>0,30697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533245" calcext:value-type="float">
            <text:p>0,533245</text:p>
          </table:table-cell>
          <table:table-cell office:value-type="float" office:value="0.471194" calcext:value-type="float">
            <text:p>0,471194</text:p>
          </table:table-cell>
          <table:table-cell office:value-type="float" office:value="0.582825" calcext:value-type="float">
            <text:p>0,582825</text:p>
          </table:table-cell>
          <table:table-cell office:value-type="float" office:value="0.555282" calcext:value-type="float">
            <text:p>0,555282</text:p>
          </table:table-cell>
          <table:table-cell/>
          <table:table-cell table:formula="of:=MIN([.B81:.E81])" office:value-type="float" office:value="0.471194" calcext:value-type="float">
            <text:p>0,47119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611733" calcext:value-type="float">
            <text:p>0,611733</text:p>
          </table:table-cell>
          <table:table-cell office:value-type="float" office:value="0.558357" calcext:value-type="float">
            <text:p>0,558357</text:p>
          </table:table-cell>
          <table:table-cell office:value-type="float" office:value="0.740306" calcext:value-type="float">
            <text:p>0,740306</text:p>
          </table:table-cell>
          <table:table-cell office:value-type="float" office:value="0.631398" calcext:value-type="float">
            <text:p>0,631398</text:p>
          </table:table-cell>
          <table:table-cell/>
          <table:table-cell table:formula="of:=MIN([.B82:.E82])" office:value-type="float" office:value="0.558357" calcext:value-type="float">
            <text:p>0,55835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810248" calcext:value-type="float">
            <text:p>0,810248</text:p>
          </table:table-cell>
          <table:table-cell office:value-type="float" office:value="0.794568" calcext:value-type="float">
            <text:p>0,794568</text:p>
          </table:table-cell>
          <table:table-cell office:value-type="float" office:value="0.878281" calcext:value-type="float">
            <text:p>0,878281</text:p>
          </table:table-cell>
          <table:table-cell office:value-type="float" office:value="0.837862" calcext:value-type="float">
            <text:p>0,837862</text:p>
          </table:table-cell>
          <table:table-cell/>
          <table:table-cell table:formula="of:=MIN([.B83:.E83])" office:value-type="float" office:value="0.794568" calcext:value-type="float">
            <text:p>0,79456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851417" calcext:value-type="float">
            <text:p>0,851417</text:p>
          </table:table-cell>
          <table:table-cell office:value-type="float" office:value="1.002174" calcext:value-type="float">
            <text:p>1,002174</text:p>
          </table:table-cell>
          <table:table-cell office:value-type="float" office:value="1.093256" calcext:value-type="float">
            <text:p>1,093256</text:p>
          </table:table-cell>
          <table:table-cell office:value-type="float" office:value="0.989617" calcext:value-type="float">
            <text:p>0,989617</text:p>
          </table:table-cell>
          <table:table-cell/>
          <table:table-cell table:formula="of:=MIN([.B84:.E84])" office:value-type="float" office:value="0.851417" calcext:value-type="float">
            <text:p>0,851417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886555" calcext:value-type="float">
            <text:p>0,886555</text:p>
          </table:table-cell>
          <table:table-cell office:value-type="float" office:value="1.087707" calcext:value-type="float">
            <text:p>1,087707</text:p>
          </table:table-cell>
          <table:table-cell office:value-type="float" office:value="1.205498" calcext:value-type="float">
            <text:p>1,205498</text:p>
          </table:table-cell>
          <table:table-cell office:value-type="float" office:value="0.941928" calcext:value-type="float">
            <text:p>0,941928</text:p>
          </table:table-cell>
          <table:table-cell/>
          <table:table-cell table:formula="of:=MIN([.B85:.E85])" office:value-type="float" office:value="0.886555" calcext:value-type="float">
            <text:p>0,88655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057608" calcext:value-type="float">
            <text:p>1,057608</text:p>
          </table:table-cell>
          <table:table-cell office:value-type="float" office:value="1.081066" calcext:value-type="float">
            <text:p>1,081066</text:p>
          </table:table-cell>
          <table:table-cell office:value-type="float" office:value="1.381329" calcext:value-type="float">
            <text:p>1,381329</text:p>
          </table:table-cell>
          <table:table-cell office:value-type="float" office:value="1.13317" calcext:value-type="float">
            <text:p>1,13317</text:p>
          </table:table-cell>
          <table:table-cell/>
          <table:table-cell table:formula="of:=MIN([.B86:.E86])" office:value-type="float" office:value="1.057608" calcext:value-type="float">
            <text:p>1,05760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276595" calcext:value-type="float">
            <text:p>1,276595</text:p>
          </table:table-cell>
          <table:table-cell office:value-type="float" office:value="1.361159" calcext:value-type="float">
            <text:p>1,361159</text:p>
          </table:table-cell>
          <table:table-cell office:value-type="float" office:value="1.431659" calcext:value-type="float">
            <text:p>1,431659</text:p>
          </table:table-cell>
          <table:table-cell office:value-type="float" office:value="1.204335" calcext:value-type="float">
            <text:p>1,204335</text:p>
          </table:table-cell>
          <table:table-cell/>
          <table:table-cell table:formula="of:=MIN([.B87:.E87])" office:value-type="float" office:value="1.204335" calcext:value-type="float">
            <text:p>1,20433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518986" calcext:value-type="float">
            <text:p>1,518986</text:p>
          </table:table-cell>
          <table:table-cell office:value-type="float" office:value="1.469396" calcext:value-type="float">
            <text:p>1,469396</text:p>
          </table:table-cell>
          <table:table-cell office:value-type="float" office:value="1.797546" calcext:value-type="float">
            <text:p>1,797546</text:p>
          </table:table-cell>
          <table:table-cell office:value-type="float" office:value="1.714644" calcext:value-type="float">
            <text:p>1,714644</text:p>
          </table:table-cell>
          <table:table-cell/>
          <table:table-cell table:formula="of:=MIN([.B88:.E88])" office:value-type="float" office:value="1.469396" calcext:value-type="float">
            <text:p>1,469396</text:p>
          </table:table-cell>
        </table:table-row>
        <table:table-row table:style-name="ro1">
          <table:table-cell office:value-type="string" calcext:value-type="string">
            <text:p>63 4n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54614" calcext:value-type="float">
            <text:p>0,254614</text:p>
          </table:table-cell>
          <table:table-cell office:value-type="float" office:value="0.179153" calcext:value-type="float">
            <text:p>0,179153</text:p>
          </table:table-cell>
          <table:table-cell office:value-type="float" office:value="0.190196" calcext:value-type="float">
            <text:p>0,190196</text:p>
          </table:table-cell>
          <table:table-cell office:value-type="float" office:value="0.071185" calcext:value-type="float">
            <text:p>0,071185</text:p>
          </table:table-cell>
          <table:table-cell/>
          <table:table-cell table:formula="of:=MIN([.B90:.E90])" office:value-type="float" office:value="0.071185" calcext:value-type="float">
            <text:p>0,0711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135551" calcext:value-type="float">
            <text:p>0,135551</text:p>
          </table:table-cell>
          <table:table-cell office:value-type="float" office:value="0.13667" calcext:value-type="float">
            <text:p>0,13667</text:p>
          </table:table-cell>
          <table:table-cell office:value-type="float" office:value="0.135434" calcext:value-type="float">
            <text:p>0,135434</text:p>
          </table:table-cell>
          <table:table-cell office:value-type="float" office:value="0.135724" calcext:value-type="float">
            <text:p>0,135724</text:p>
          </table:table-cell>
          <table:table-cell/>
          <table:table-cell table:formula="of:=MIN([.B91:.E91])" office:value-type="float" office:value="0.135434" calcext:value-type="float">
            <text:p>0,13543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213601" calcext:value-type="float">
            <text:p>0,213601</text:p>
          </table:table-cell>
          <table:table-cell office:value-type="float" office:value="0.216308" calcext:value-type="float">
            <text:p>0,216308</text:p>
          </table:table-cell>
          <table:table-cell office:value-type="float" office:value="0.214851" calcext:value-type="float">
            <text:p>0,214851</text:p>
          </table:table-cell>
          <table:table-cell office:value-type="float" office:value="0.21749" calcext:value-type="float">
            <text:p>0,21749</text:p>
          </table:table-cell>
          <table:table-cell/>
          <table:table-cell table:formula="of:=MIN([.B92:.E92])" office:value-type="float" office:value="0.213601" calcext:value-type="float">
            <text:p>0,21360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25295" calcext:value-type="float">
            <text:p>0,25295</text:p>
          </table:table-cell>
          <table:table-cell office:value-type="float" office:value="0.25754" calcext:value-type="float">
            <text:p>0,25754</text:p>
          </table:table-cell>
          <table:table-cell office:value-type="float" office:value="0.257681" calcext:value-type="float">
            <text:p>0,257681</text:p>
          </table:table-cell>
          <table:table-cell office:value-type="float" office:value="0.256209" calcext:value-type="float">
            <text:p>0,256209</text:p>
          </table:table-cell>
          <table:table-cell/>
          <table:table-cell table:formula="of:=MIN([.B93:.E93])" office:value-type="float" office:value="0.25295" calcext:value-type="float">
            <text:p>0,2529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333277" calcext:value-type="float">
            <text:p>0,333277</text:p>
          </table:table-cell>
          <table:table-cell office:value-type="float" office:value="0.337937" calcext:value-type="float">
            <text:p>0,337937</text:p>
          </table:table-cell>
          <table:table-cell office:value-type="float" office:value="0.338718" calcext:value-type="float">
            <text:p>0,338718</text:p>
          </table:table-cell>
          <table:table-cell office:value-type="float" office:value="0.335056" calcext:value-type="float">
            <text:p>0,335056</text:p>
          </table:table-cell>
          <table:table-cell/>
          <table:table-cell table:formula="of:=MIN([.B94:.E94])" office:value-type="float" office:value="0.333277" calcext:value-type="float">
            <text:p>0,33327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420312" calcext:value-type="float">
            <text:p>0,420312</text:p>
          </table:table-cell>
          <table:table-cell office:value-type="float" office:value="0.424921" calcext:value-type="float">
            <text:p>0,424921</text:p>
          </table:table-cell>
          <table:table-cell office:value-type="float" office:value="0.424341" calcext:value-type="float">
            <text:p>0,424341</text:p>
          </table:table-cell>
          <table:table-cell office:value-type="float" office:value="0.420688" calcext:value-type="float">
            <text:p>0,420688</text:p>
          </table:table-cell>
          <table:table-cell/>
          <table:table-cell table:formula="of:=MIN([.B95:.E95])" office:value-type="float" office:value="0.420312" calcext:value-type="float">
            <text:p>0,42031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432923" calcext:value-type="float">
            <text:p>0,432923</text:p>
          </table:table-cell>
          <table:table-cell office:value-type="float" office:value="0.434245" calcext:value-type="float">
            <text:p>0,434245</text:p>
          </table:table-cell>
          <table:table-cell office:value-type="float" office:value="0.434482" calcext:value-type="float">
            <text:p>0,434482</text:p>
          </table:table-cell>
          <table:table-cell office:value-type="float" office:value="0.432279" calcext:value-type="float">
            <text:p>0,432279</text:p>
          </table:table-cell>
          <table:table-cell/>
          <table:table-cell table:formula="of:=MIN([.B96:.E96])" office:value-type="float" office:value="0.432279" calcext:value-type="float">
            <text:p>0,43227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495041" calcext:value-type="float">
            <text:p>0,495041</text:p>
          </table:table-cell>
          <table:table-cell office:value-type="float" office:value="0.497685" calcext:value-type="float">
            <text:p>0,497685</text:p>
          </table:table-cell>
          <table:table-cell office:value-type="float" office:value="0.496616" calcext:value-type="float">
            <text:p>0,496616</text:p>
          </table:table-cell>
          <table:table-cell office:value-type="float" office:value="0.496481" calcext:value-type="float">
            <text:p>0,496481</text:p>
          </table:table-cell>
          <table:table-cell/>
          <table:table-cell table:formula="of:=MIN([.B97:.E97])" office:value-type="float" office:value="0.495041" calcext:value-type="float">
            <text:p>0,49504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574053" calcext:value-type="float">
            <text:p>0,574053</text:p>
          </table:table-cell>
          <table:table-cell office:value-type="float" office:value="0.578174" calcext:value-type="float">
            <text:p>0,578174</text:p>
          </table:table-cell>
          <table:table-cell office:value-type="float" office:value="0.579338" calcext:value-type="float">
            <text:p>0,579338</text:p>
          </table:table-cell>
          <table:table-cell office:value-type="float" office:value="0.574733" calcext:value-type="float">
            <text:p>0,574733</text:p>
          </table:table-cell>
          <table:table-cell/>
          <table:table-cell table:formula="of:=MIN([.B98:.E98])" office:value-type="float" office:value="0.574053" calcext:value-type="float">
            <text:p>0,57405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656163" calcext:value-type="float">
            <text:p>0,656163</text:p>
          </table:table-cell>
          <table:table-cell office:value-type="float" office:value="0.657404" calcext:value-type="float">
            <text:p>0,657404</text:p>
          </table:table-cell>
          <table:table-cell office:value-type="float" office:value="0.655632" calcext:value-type="float">
            <text:p>0,655632</text:p>
          </table:table-cell>
          <table:table-cell office:value-type="float" office:value="0.655855" calcext:value-type="float">
            <text:p>0,655855</text:p>
          </table:table-cell>
          <table:table-cell/>
          <table:table-cell table:formula="of:=MIN([.B99:.E99])" office:value-type="float" office:value="0.655632" calcext:value-type="float">
            <text:p>0,655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5:09:21.029070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0:26:17.178505046</meta:creation-date>
    <dc:date>2020-11-26T05:53:58.530311122</dc:date>
    <meta:editing-duration>PT48M11S</meta:editing-duration>
    <meta:editing-cycles>13</meta:editing-cycles>
    <meta:generator>LibreOffice/6.4.6.2$Linux_X86_64 LibreOffice_project/40$Build-2</meta:generator>
    <meta:document-statistic meta:table-count="3" meta:cell-count="99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subtitle svg:x="6.144cm" svg:y="0.18cm" chart:style-name="ch2">
          <text:p>Tempo de Execução</text:p>
        </chart:subtitle>
        <chart:legend chart:legend-position="end" svg:x="13.228cm" svg:y="2.216cm" style:legend-expansion="high" chart:style-name="ch3"/>
        <chart:plot-area chart:style-name="ch4" table:cell-range-address="DC.A1:DC.C12 DC.F1:DC.F12 DC.I1:DC.I12 DC.L1:DC.L12 DC.O1:DC.O12 DC.R1:DC.R12 DC.U1:DC.U12 DC.X1:DC.X12" chart:data-source-has-labels="both" svg:x="0.32cm" svg:y="1.043cm" svg:width="12.588cm" svg:height="7.791cm">
          <chartooo:coordinate-region svg:x="2.159cm" svg:y="1.242cm" svg:width="10.749cm" svg:height="6.945cm"/>
          <chart:axis chart:dimension="x" chart:name="primary-x" chart:style-name="ch5" chartooo:axis-type="auto">
            <chartooo:date-scale/>
            <chart:categories table:cell-range-address="DC.A2:DC.A1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C.B2:DC.B12" chart:label-cell-address="DC.B1:DC.B1" chart:class="chart:line">
            <chart:data-point chart:repeated="11"/>
          </chart:series>
          <chart:series chart:style-name="ch9" chart:values-cell-range-address="DC.C2:DC.C12" chart:label-cell-address="DC.C1:DC.C1" chart:class="chart:line">
            <chart:data-point chart:repeated="11"/>
          </chart:series>
          <chart:series chart:style-name="ch10" chart:values-cell-range-address="DC.F2:DC.F12" chart:label-cell-address="DC.F1:DC.F1" chart:class="chart:line">
            <chart:data-point chart:repeated="11"/>
          </chart:series>
          <chart:series chart:style-name="ch11" chart:values-cell-range-address="DC.I2:DC.I12" chart:label-cell-address="DC.I1:DC.I1" chart:class="chart:line">
            <chart:data-point chart:repeated="11"/>
          </chart:series>
          <chart:series chart:style-name="ch12" chart:values-cell-range-address="DC.L2:DC.L12" chart:label-cell-address="DC.L1:DC.L1" chart:class="chart:line">
            <chart:data-point chart:repeated="11"/>
          </chart:series>
          <chart:series chart:style-name="ch13" chart:values-cell-range-address="DC.O2:DC.O12" chart:label-cell-address="DC.O1:DC.O1" chart:class="chart:line">
            <chart:data-point chart:repeated="11"/>
          </chart:series>
          <chart:series chart:style-name="ch14" chart:values-cell-range-address="DC.R2:DC.R12" chart:label-cell-address="DC.R1:DC.R1" chart:class="chart:line">
            <chart:data-point chart:repeated="11"/>
          </chart:series>
          <chart:series chart:style-name="ch15" chart:values-cell-range-address="DC.U2:DC.U12" chart:label-cell-address="DC.U1:DC.U1" chart:class="chart:line">
            <chart:data-point chart:repeated="11"/>
          </chart:series>
          <chart:series chart:style-name="ch16" chart:values-cell-range-address="DC.X2:DC.X12" chart:label-cell-address="DC.X1:DC.X1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DC.B1:DC.B1</svg:desc>
                </draw:g>
              </table:table-cell>
              <table:table-cell office:value-type="string">
                <text:p>7P – 1N</text:p>
                <draw:g>
                  <svg:desc>DC.C1:DC.C1</svg:desc>
                </draw:g>
              </table:table-cell>
              <table:table-cell office:value-type="string">
                <text:p>15P – 1N</text:p>
                <draw:g>
                  <svg:desc>DC.F1:DC.F1</svg:desc>
                </draw:g>
              </table:table-cell>
              <table:table-cell office:value-type="string">
                <text:p>31P – 1N</text:p>
                <draw:g>
                  <svg:desc>DC.I1:DC.I1</svg:desc>
                </draw:g>
              </table:table-cell>
              <table:table-cell office:value-type="string">
                <text:p>63P – 1N</text:p>
                <draw:g>
                  <svg:desc>DC.L1:DC.L1</svg:desc>
                </draw:g>
              </table:table-cell>
              <table:table-cell office:value-type="string">
                <text:p>15P – 2N</text:p>
                <draw:g>
                  <svg:desc>DC.O1:DC.O1</svg:desc>
                </draw:g>
              </table:table-cell>
              <table:table-cell office:value-type="string">
                <text:p>31P – 2N</text:p>
                <draw:g>
                  <svg:desc>DC.R1:DC.R1</svg:desc>
                </draw:g>
              </table:table-cell>
              <table:table-cell office:value-type="string">
                <text:p>63P – 2N</text:p>
                <draw:g>
                  <svg:desc>DC.U1:DC.U1</svg:desc>
                </draw:g>
              </table:table-cell>
              <table:table-cell office:value-type="string">
                <text:p>63P – 4N</text:p>
                <draw:g>
                  <svg:desc>DC.X1:DC.X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C.A2:DC.A12</svg:desc>
                </draw:g>
              </table:table-cell>
              <table:table-cell office:value-type="float" office:value="2.18879">
                <text:p>2.18879</text:p>
                <draw:g>
                  <svg:desc>DC.B2:DC.B12</svg:desc>
                </draw:g>
              </table:table-cell>
              <table:table-cell office:value-type="float" office:value="0.365928">
                <text:p>0.365928</text:p>
                <draw:g>
                  <svg:desc>DC.C2:DC.C12</svg:desc>
                </draw:g>
              </table:table-cell>
              <table:table-cell office:value-type="float" office:value="0.280887">
                <text:p>0.280887</text:p>
                <draw:g>
                  <svg:desc>DC.F2:DC.F12</svg:desc>
                </draw:g>
              </table:table-cell>
              <table:table-cell office:value-type="float" office:value="0.44091">
                <text:p>0.44091</text:p>
                <draw:g>
                  <svg:desc>DC.I2:DC.I12</svg:desc>
                </draw:g>
              </table:table-cell>
              <table:table-cell office:value-type="float" office:value="2.000077">
                <text:p>2.000077</text:p>
                <draw:g>
                  <svg:desc>DC.L2:DC.L12</svg:desc>
                </draw:g>
              </table:table-cell>
              <table:table-cell office:value-type="float" office:value="0.279749">
                <text:p>0.279749</text:p>
                <draw:g>
                  <svg:desc>DC.O2:DC.O12</svg:desc>
                </draw:g>
              </table:table-cell>
              <table:table-cell office:value-type="float" office:value="0.169369">
                <text:p>0.169369</text:p>
                <draw:g>
                  <svg:desc>DC.R2:DC.R12</svg:desc>
                </draw:g>
              </table:table-cell>
              <table:table-cell office:value-type="float" office:value="0.618701">
                <text:p>0.618701</text:p>
                <draw:g>
                  <svg:desc>DC.U2:DC.U12</svg:desc>
                </draw:g>
              </table:table-cell>
              <table:table-cell office:value-type="float" office:value="0.071185">
                <text:p>0.071185</text:p>
                <draw:g>
                  <svg:desc>DC.X2:DC.X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.301902">
                <text:p>4.301902</text:p>
              </table:table-cell>
              <table:table-cell office:value-type="float" office:value="0.697339">
                <text:p>0.697339</text:p>
              </table:table-cell>
              <table:table-cell office:value-type="float" office:value="0.522372">
                <text:p>0.522372</text:p>
              </table:table-cell>
              <table:table-cell office:value-type="float" office:value="0.514089">
                <text:p>0.514089</text:p>
              </table:table-cell>
              <table:table-cell office:value-type="float" office:value="0.530722">
                <text:p>0.530722</text:p>
              </table:table-cell>
              <table:table-cell office:value-type="float" office:value="0.530439">
                <text:p>0.530439</text:p>
              </table:table-cell>
              <table:table-cell office:value-type="float" office:value="0.261024">
                <text:p>0.261024</text:p>
              </table:table-cell>
              <table:table-cell office:value-type="float" office:value="0.306972">
                <text:p>0.306972</text:p>
              </table:table-cell>
              <table:table-cell office:value-type="float" office:value="0.135434">
                <text:p>0.13543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.112286">
                <text:p>7.112286</text:p>
              </table:table-cell>
              <table:table-cell office:value-type="float" office:value="0.99393">
                <text:p>0.99393</text:p>
              </table:table-cell>
              <table:table-cell office:value-type="float" office:value="0.87946">
                <text:p>0.87946</text:p>
              </table:table-cell>
              <table:table-cell office:value-type="float" office:value="0.888498">
                <text:p>0.888498</text:p>
              </table:table-cell>
              <table:table-cell office:value-type="float" office:value="0.880215">
                <text:p>0.880215</text:p>
              </table:table-cell>
              <table:table-cell office:value-type="float" office:value="0.89038">
                <text:p>0.89038</text:p>
              </table:table-cell>
              <table:table-cell office:value-type="float" office:value="0.430749">
                <text:p>0.430749</text:p>
              </table:table-cell>
              <table:table-cell office:value-type="float" office:value="0.471194">
                <text:p>0.471194</text:p>
              </table:table-cell>
              <table:table-cell office:value-type="float" office:value="0.213601">
                <text:p>0.21360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.533288">
                <text:p>8.533288</text:p>
              </table:table-cell>
              <table:table-cell office:value-type="float" office:value="1.355263">
                <text:p>1.355263</text:p>
              </table:table-cell>
              <table:table-cell office:value-type="float" office:value="1.00227">
                <text:p>1.00227</text:p>
              </table:table-cell>
              <table:table-cell office:value-type="float" office:value="1.121278">
                <text:p>1.121278</text:p>
              </table:table-cell>
              <table:table-cell office:value-type="float" office:value="0.982627">
                <text:p>0.982627</text:p>
              </table:table-cell>
              <table:table-cell office:value-type="float" office:value="1.016832">
                <text:p>1.016832</text:p>
              </table:table-cell>
              <table:table-cell office:value-type="float" office:value="0.50994">
                <text:p>0.50994</text:p>
              </table:table-cell>
              <table:table-cell office:value-type="float" office:value="0.558357">
                <text:p>0.558357</text:p>
              </table:table-cell>
              <table:table-cell office:value-type="float" office:value="0.25295">
                <text:p>0.2529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172332">
                <text:p>11.172332</text:p>
              </table:table-cell>
              <table:table-cell office:value-type="float" office:value="1.809326">
                <text:p>1.809326</text:p>
              </table:table-cell>
              <table:table-cell office:value-type="float" office:value="1.315351">
                <text:p>1.315351</text:p>
              </table:table-cell>
              <table:table-cell office:value-type="float" office:value="1.390064">
                <text:p>1.390064</text:p>
              </table:table-cell>
              <table:table-cell office:value-type="float" office:value="1.313861">
                <text:p>1.313861</text:p>
              </table:table-cell>
              <table:table-cell office:value-type="float" office:value="1.336447">
                <text:p>1.336447</text:p>
              </table:table-cell>
              <table:table-cell office:value-type="float" office:value="0.669512">
                <text:p>0.669512</text:p>
              </table:table-cell>
              <table:table-cell office:value-type="float" office:value="0.794568">
                <text:p>0.794568</text:p>
              </table:table-cell>
              <table:table-cell office:value-type="float" office:value="0.333277">
                <text:p>0.33327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4.192594">
                <text:p>14.192594</text:p>
              </table:table-cell>
              <table:table-cell office:value-type="float" office:value="1.971635">
                <text:p>1.971635</text:p>
              </table:table-cell>
              <table:table-cell office:value-type="float" office:value="1.685435">
                <text:p>1.685435</text:p>
              </table:table-cell>
              <table:table-cell office:value-type="float" office:value="1.74632">
                <text:p>1.74632</text:p>
              </table:table-cell>
              <table:table-cell office:value-type="float" office:value="1.688176">
                <text:p>1.688176</text:p>
              </table:table-cell>
              <table:table-cell office:value-type="float" office:value="1.709248">
                <text:p>1.709248</text:p>
              </table:table-cell>
              <table:table-cell office:value-type="float" office:value="0.852189">
                <text:p>0.852189</text:p>
              </table:table-cell>
              <table:table-cell office:value-type="float" office:value="0.851417">
                <text:p>0.851417</text:p>
              </table:table-cell>
              <table:table-cell office:value-type="float" office:value="0.420312">
                <text:p>0.42031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4.763786">
                <text:p>14.763786</text:p>
              </table:table-cell>
              <table:table-cell office:value-type="float" office:value="2.340741">
                <text:p>2.340741</text:p>
              </table:table-cell>
              <table:table-cell office:value-type="float" office:value="1.712828">
                <text:p>1.712828</text:p>
              </table:table-cell>
              <table:table-cell office:value-type="float" office:value="1.693501">
                <text:p>1.693501</text:p>
              </table:table-cell>
              <table:table-cell office:value-type="float" office:value="1.784187">
                <text:p>1.784187</text:p>
              </table:table-cell>
              <table:table-cell office:value-type="float" office:value="1.74033">
                <text:p>1.74033</text:p>
              </table:table-cell>
              <table:table-cell office:value-type="float" office:value="0.860518">
                <text:p>0.860518</text:p>
              </table:table-cell>
              <table:table-cell office:value-type="float" office:value="0.886555">
                <text:p>0.886555</text:p>
              </table:table-cell>
              <table:table-cell office:value-type="float" office:value="0.432279">
                <text:p>0.43227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.040002">
                <text:p>17.040002</text:p>
              </table:table-cell>
              <table:table-cell office:value-type="float" office:value="2.708598">
                <text:p>2.708598</text:p>
              </table:table-cell>
              <table:table-cell office:value-type="float" office:value="1.981719">
                <text:p>1.981719</text:p>
              </table:table-cell>
              <table:table-cell office:value-type="float" office:value="1.929926">
                <text:p>1.929926</text:p>
              </table:table-cell>
              <table:table-cell office:value-type="float" office:value="1.994713">
                <text:p>1.994713</text:p>
              </table:table-cell>
              <table:table-cell office:value-type="float" office:value="2.012131">
                <text:p>2.012131</text:p>
              </table:table-cell>
              <table:table-cell office:value-type="float" office:value="0.985489">
                <text:p>0.985489</text:p>
              </table:table-cell>
              <table:table-cell office:value-type="float" office:value="1.057608">
                <text:p>1.057608</text:p>
              </table:table-cell>
              <table:table-cell office:value-type="float" office:value="0.495041">
                <text:p>0.49504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9.603691">
                <text:p>19.603691</text:p>
              </table:table-cell>
              <table:table-cell office:value-type="float" office:value="3.149817">
                <text:p>3.149817</text:p>
              </table:table-cell>
              <table:table-cell office:value-type="float" office:value="2.277626">
                <text:p>2.277626</text:p>
              </table:table-cell>
              <table:table-cell office:value-type="float" office:value="2.226573">
                <text:p>2.226573</text:p>
              </table:table-cell>
              <table:table-cell office:value-type="float" office:value="2.308397">
                <text:p>2.308397</text:p>
              </table:table-cell>
              <table:table-cell office:value-type="float" office:value="2.311014">
                <text:p>2.311014</text:p>
              </table:table-cell>
              <table:table-cell office:value-type="float" office:value="1.135381">
                <text:p>1.135381</text:p>
              </table:table-cell>
              <table:table-cell office:value-type="float" office:value="1.204335">
                <text:p>1.204335</text:p>
              </table:table-cell>
              <table:table-cell office:value-type="float" office:value="0.574053">
                <text:p>0.57405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.311096">
                <text:p>22.311096</text:p>
              </table:table-cell>
              <table:table-cell office:value-type="float" office:value="3.576193">
                <text:p>3.576193</text:p>
              </table:table-cell>
              <table:table-cell office:value-type="float" office:value="2.605607">
                <text:p>2.605607</text:p>
              </table:table-cell>
              <table:table-cell office:value-type="float" office:value="2.514305">
                <text:p>2.514305</text:p>
              </table:table-cell>
              <table:table-cell office:value-type="float" office:value="2.679543">
                <text:p>2.679543</text:p>
              </table:table-cell>
              <table:table-cell office:value-type="float" office:value="2.645418">
                <text:p>2.645418</text:p>
              </table:table-cell>
              <table:table-cell office:value-type="float" office:value="1.287602">
                <text:p>1.287602</text:p>
              </table:table-cell>
              <table:table-cell office:value-type="float" office:value="1.469396">
                <text:p>1.469396</text:p>
              </table:table-cell>
              <table:table-cell office:value-type="float" office:value="0.655632">
                <text:p>0.655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4.583cm" svg:y="0.18cm" chart:style-name="ch2">
          <text:p>Tempo de Execução (sem Sequencial)</text:p>
        </chart:subtitle>
        <chart:legend chart:legend-position="end" svg:x="13.227cm" svg:y="2.458cm" style:legend-expansion="high" chart:style-name="ch3"/>
        <chart:plot-area chart:style-name="ch4" table:cell-range-address="'Sem Sequencial'.A1:'Sem Sequencial'.I12" chart:data-source-has-labels="both" svg:x="0.32cm" svg:y="1.043cm" svg:width="12.587cm" svg:height="7.777cm">
          <chartooo:coordinate-region svg:x="1.973cm" svg:y="1.242cm" svg:width="10.934cm" svg:height="6.931cm"/>
          <chart:axis chart:dimension="x" chart:name="primary-x" chart:style-name="ch5" chartooo:axis-type="auto">
            <chartooo:date-scale/>
            <chart:categories table:cell-range-address="'Sem Sequencial'.A2:'Sem Sequencial'.A1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em Sequencial'.B2:'Sem Sequencial'.B12" chart:label-cell-address="'Sem Sequencial'.B1:'Sem Sequencial'.B1" chart:class="chart:line">
            <chart:data-point chart:repeated="11"/>
          </chart:series>
          <chart:series chart:style-name="ch9" chart:values-cell-range-address="'Sem Sequencial'.C2:'Sem Sequencial'.C12" chart:label-cell-address="'Sem Sequencial'.C1:'Sem Sequencial'.C1" chart:class="chart:line">
            <chart:data-point chart:repeated="11"/>
          </chart:series>
          <chart:series chart:style-name="ch10" chart:values-cell-range-address="'Sem Sequencial'.D2:'Sem Sequencial'.D12" chart:label-cell-address="'Sem Sequencial'.D1:'Sem Sequencial'.D1" chart:class="chart:line">
            <chart:data-point chart:repeated="11"/>
          </chart:series>
          <chart:series chart:style-name="ch11" chart:values-cell-range-address="'Sem Sequencial'.E2:'Sem Sequencial'.E12" chart:label-cell-address="'Sem Sequencial'.E1:'Sem Sequencial'.E1" chart:class="chart:line">
            <chart:data-point chart:repeated="11"/>
          </chart:series>
          <chart:series chart:style-name="ch12" chart:values-cell-range-address="'Sem Sequencial'.F2:'Sem Sequencial'.F12" chart:label-cell-address="'Sem Sequencial'.F1:'Sem Sequencial'.F1" chart:class="chart:line">
            <chart:data-point chart:repeated="11"/>
          </chart:series>
          <chart:series chart:style-name="ch13" chart:values-cell-range-address="'Sem Sequencial'.G2:'Sem Sequencial'.G12" chart:label-cell-address="'Sem Sequencial'.G1:'Sem Sequencial'.G1" chart:class="chart:line">
            <chart:data-point chart:repeated="11"/>
          </chart:series>
          <chart:series chart:style-name="ch14" chart:values-cell-range-address="'Sem Sequencial'.H2:'Sem Sequencial'.H12" chart:label-cell-address="'Sem Sequencial'.H1:'Sem Sequencial'.H1" chart:class="chart:line">
            <chart:data-point chart:repeated="11"/>
          </chart:series>
          <chart:series chart:style-name="ch15" chart:values-cell-range-address="'Sem Sequencial'.I2:'Sem Sequencial'.I12" chart:label-cell-address="'Sem Sequencial'.I1:'Sem Sequencial'.I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P – 1N</text:p>
                <draw:g>
                  <svg:desc>'Sem Sequencial'.B1:'Sem Sequencial'.B1</svg:desc>
                </draw:g>
              </table:table-cell>
              <table:table-cell office:value-type="string">
                <text:p>15P – 1N</text:p>
                <draw:g>
                  <svg:desc>'Sem Sequencial'.C1:'Sem Sequencial'.C1</svg:desc>
                </draw:g>
              </table:table-cell>
              <table:table-cell office:value-type="string">
                <text:p>31P – 1N</text:p>
                <draw:g>
                  <svg:desc>'Sem Sequencial'.D1:'Sem Sequencial'.D1</svg:desc>
                </draw:g>
              </table:table-cell>
              <table:table-cell office:value-type="string">
                <text:p>63P – 1N</text:p>
                <draw:g>
                  <svg:desc>'Sem Sequencial'.E1:'Sem Sequencial'.E1</svg:desc>
                </draw:g>
              </table:table-cell>
              <table:table-cell office:value-type="string">
                <text:p>15P – 2N</text:p>
                <draw:g>
                  <svg:desc>'Sem Sequencial'.F1:'Sem Sequencial'.F1</svg:desc>
                </draw:g>
              </table:table-cell>
              <table:table-cell office:value-type="string">
                <text:p>31P – 2N</text:p>
                <draw:g>
                  <svg:desc>'Sem Sequencial'.G1:'Sem Sequencial'.G1</svg:desc>
                </draw:g>
              </table:table-cell>
              <table:table-cell office:value-type="string">
                <text:p>63P – 2N</text:p>
                <draw:g>
                  <svg:desc>'Sem Sequencial'.H1:'Sem Sequencial'.H1</svg:desc>
                </draw:g>
              </table:table-cell>
              <table:table-cell office:value-type="string">
                <text:p>63P – 4N</text:p>
                <draw:g>
                  <svg:desc>'Sem Sequencial'.I1:'Sem Sequencial'.I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Sem Sequencial'.A2:'Sem Sequencial'.A12</svg:desc>
                </draw:g>
              </table:table-cell>
              <table:table-cell office:value-type="float" office:value="0.365928">
                <text:p>0.365928</text:p>
                <draw:g>
                  <svg:desc>'Sem Sequencial'.B2:'Sem Sequencial'.B12</svg:desc>
                </draw:g>
              </table:table-cell>
              <table:table-cell office:value-type="float" office:value="0.280887">
                <text:p>0.280887</text:p>
                <draw:g>
                  <svg:desc>'Sem Sequencial'.C2:'Sem Sequencial'.C12</svg:desc>
                </draw:g>
              </table:table-cell>
              <table:table-cell office:value-type="float" office:value="0.44091">
                <text:p>0.44091</text:p>
                <draw:g>
                  <svg:desc>'Sem Sequencial'.D2:'Sem Sequencial'.D12</svg:desc>
                </draw:g>
              </table:table-cell>
              <table:table-cell office:value-type="float" office:value="2.000077">
                <text:p>2.000077</text:p>
                <draw:g>
                  <svg:desc>'Sem Sequencial'.E2:'Sem Sequencial'.E12</svg:desc>
                </draw:g>
              </table:table-cell>
              <table:table-cell office:value-type="float" office:value="0.279749">
                <text:p>0.279749</text:p>
                <draw:g>
                  <svg:desc>'Sem Sequencial'.F2:'Sem Sequencial'.F12</svg:desc>
                </draw:g>
              </table:table-cell>
              <table:table-cell office:value-type="float" office:value="0.169369">
                <text:p>0.169369</text:p>
                <draw:g>
                  <svg:desc>'Sem Sequencial'.G2:'Sem Sequencial'.G12</svg:desc>
                </draw:g>
              </table:table-cell>
              <table:table-cell office:value-type="float" office:value="0.618701">
                <text:p>0.618701</text:p>
                <draw:g>
                  <svg:desc>'Sem Sequencial'.H2:'Sem Sequencial'.H12</svg:desc>
                </draw:g>
              </table:table-cell>
              <table:table-cell office:value-type="float" office:value="0.071185">
                <text:p>0.071185</text:p>
                <draw:g>
                  <svg:desc>'Sem Sequencial'.I2:'Sem Sequencial'.I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697339">
                <text:p>0.697339</text:p>
              </table:table-cell>
              <table:table-cell office:value-type="float" office:value="0.522372">
                <text:p>0.522372</text:p>
              </table:table-cell>
              <table:table-cell office:value-type="float" office:value="0.514089">
                <text:p>0.514089</text:p>
              </table:table-cell>
              <table:table-cell office:value-type="float" office:value="0.530722">
                <text:p>0.530722</text:p>
              </table:table-cell>
              <table:table-cell office:value-type="float" office:value="0.530439">
                <text:p>0.530439</text:p>
              </table:table-cell>
              <table:table-cell office:value-type="float" office:value="0.261024">
                <text:p>0.261024</text:p>
              </table:table-cell>
              <table:table-cell office:value-type="float" office:value="0.306972">
                <text:p>0.306972</text:p>
              </table:table-cell>
              <table:table-cell office:value-type="float" office:value="0.135434">
                <text:p>0.13543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9393">
                <text:p>0.99393</text:p>
              </table:table-cell>
              <table:table-cell office:value-type="float" office:value="0.87946">
                <text:p>0.87946</text:p>
              </table:table-cell>
              <table:table-cell office:value-type="float" office:value="0.888498">
                <text:p>0.888498</text:p>
              </table:table-cell>
              <table:table-cell office:value-type="float" office:value="0.880215">
                <text:p>0.880215</text:p>
              </table:table-cell>
              <table:table-cell office:value-type="float" office:value="0.89038">
                <text:p>0.89038</text:p>
              </table:table-cell>
              <table:table-cell office:value-type="float" office:value="0.430749">
                <text:p>0.430749</text:p>
              </table:table-cell>
              <table:table-cell office:value-type="float" office:value="0.471194">
                <text:p>0.471194</text:p>
              </table:table-cell>
              <table:table-cell office:value-type="float" office:value="0.213601">
                <text:p>0.21360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355263">
                <text:p>1.355263</text:p>
              </table:table-cell>
              <table:table-cell office:value-type="float" office:value="1.00227">
                <text:p>1.00227</text:p>
              </table:table-cell>
              <table:table-cell office:value-type="float" office:value="1.121278">
                <text:p>1.121278</text:p>
              </table:table-cell>
              <table:table-cell office:value-type="float" office:value="0.982627">
                <text:p>0.982627</text:p>
              </table:table-cell>
              <table:table-cell office:value-type="float" office:value="1.016832">
                <text:p>1.016832</text:p>
              </table:table-cell>
              <table:table-cell office:value-type="float" office:value="0.50994">
                <text:p>0.50994</text:p>
              </table:table-cell>
              <table:table-cell office:value-type="float" office:value="0.558357">
                <text:p>0.558357</text:p>
              </table:table-cell>
              <table:table-cell office:value-type="float" office:value="0.25295">
                <text:p>0.2529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809326">
                <text:p>1.809326</text:p>
              </table:table-cell>
              <table:table-cell office:value-type="float" office:value="1.315351">
                <text:p>1.315351</text:p>
              </table:table-cell>
              <table:table-cell office:value-type="float" office:value="1.390064">
                <text:p>1.390064</text:p>
              </table:table-cell>
              <table:table-cell office:value-type="float" office:value="1.313861">
                <text:p>1.313861</text:p>
              </table:table-cell>
              <table:table-cell office:value-type="float" office:value="1.336447">
                <text:p>1.336447</text:p>
              </table:table-cell>
              <table:table-cell office:value-type="float" office:value="0.669512">
                <text:p>0.669512</text:p>
              </table:table-cell>
              <table:table-cell office:value-type="float" office:value="0.794568">
                <text:p>0.794568</text:p>
              </table:table-cell>
              <table:table-cell office:value-type="float" office:value="0.333277">
                <text:p>0.33327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971635">
                <text:p>1.971635</text:p>
              </table:table-cell>
              <table:table-cell office:value-type="float" office:value="1.685435">
                <text:p>1.685435</text:p>
              </table:table-cell>
              <table:table-cell office:value-type="float" office:value="1.74632">
                <text:p>1.74632</text:p>
              </table:table-cell>
              <table:table-cell office:value-type="float" office:value="1.688176">
                <text:p>1.688176</text:p>
              </table:table-cell>
              <table:table-cell office:value-type="float" office:value="1.709248">
                <text:p>1.709248</text:p>
              </table:table-cell>
              <table:table-cell office:value-type="float" office:value="0.852189">
                <text:p>0.852189</text:p>
              </table:table-cell>
              <table:table-cell office:value-type="float" office:value="0.851417">
                <text:p>0.851417</text:p>
              </table:table-cell>
              <table:table-cell office:value-type="float" office:value="0.420312">
                <text:p>0.42031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340741">
                <text:p>2.340741</text:p>
              </table:table-cell>
              <table:table-cell office:value-type="float" office:value="1.712828">
                <text:p>1.712828</text:p>
              </table:table-cell>
              <table:table-cell office:value-type="float" office:value="1.693501">
                <text:p>1.693501</text:p>
              </table:table-cell>
              <table:table-cell office:value-type="float" office:value="1.784187">
                <text:p>1.784187</text:p>
              </table:table-cell>
              <table:table-cell office:value-type="float" office:value="1.74033">
                <text:p>1.74033</text:p>
              </table:table-cell>
              <table:table-cell office:value-type="float" office:value="0.860518">
                <text:p>0.860518</text:p>
              </table:table-cell>
              <table:table-cell office:value-type="float" office:value="0.886555">
                <text:p>0.886555</text:p>
              </table:table-cell>
              <table:table-cell office:value-type="float" office:value="0.432279">
                <text:p>0.43227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708598">
                <text:p>2.708598</text:p>
              </table:table-cell>
              <table:table-cell office:value-type="float" office:value="1.981719">
                <text:p>1.981719</text:p>
              </table:table-cell>
              <table:table-cell office:value-type="float" office:value="1.929926">
                <text:p>1.929926</text:p>
              </table:table-cell>
              <table:table-cell office:value-type="float" office:value="1.994713">
                <text:p>1.994713</text:p>
              </table:table-cell>
              <table:table-cell office:value-type="float" office:value="2.012131">
                <text:p>2.012131</text:p>
              </table:table-cell>
              <table:table-cell office:value-type="float" office:value="0.985489">
                <text:p>0.985489</text:p>
              </table:table-cell>
              <table:table-cell office:value-type="float" office:value="1.057608">
                <text:p>1.057608</text:p>
              </table:table-cell>
              <table:table-cell office:value-type="float" office:value="0.495041">
                <text:p>0.49504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.149817">
                <text:p>3.149817</text:p>
              </table:table-cell>
              <table:table-cell office:value-type="float" office:value="2.277626">
                <text:p>2.277626</text:p>
              </table:table-cell>
              <table:table-cell office:value-type="float" office:value="2.226573">
                <text:p>2.226573</text:p>
              </table:table-cell>
              <table:table-cell office:value-type="float" office:value="2.308397">
                <text:p>2.308397</text:p>
              </table:table-cell>
              <table:table-cell office:value-type="float" office:value="2.311014">
                <text:p>2.311014</text:p>
              </table:table-cell>
              <table:table-cell office:value-type="float" office:value="1.135381">
                <text:p>1.135381</text:p>
              </table:table-cell>
              <table:table-cell office:value-type="float" office:value="1.204335">
                <text:p>1.204335</text:p>
              </table:table-cell>
              <table:table-cell office:value-type="float" office:value="0.574053">
                <text:p>0.57405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576193">
                <text:p>3.576193</text:p>
              </table:table-cell>
              <table:table-cell office:value-type="float" office:value="2.605607">
                <text:p>2.605607</text:p>
              </table:table-cell>
              <table:table-cell office:value-type="float" office:value="2.514305">
                <text:p>2.514305</text:p>
              </table:table-cell>
              <table:table-cell office:value-type="float" office:value="2.679543">
                <text:p>2.679543</text:p>
              </table:table-cell>
              <table:table-cell office:value-type="float" office:value="2.645418">
                <text:p>2.645418</text:p>
              </table:table-cell>
              <table:table-cell office:value-type="float" office:value="1.287602">
                <text:p>1.287602</text:p>
              </table:table-cell>
              <table:table-cell office:value-type="float" office:value="1.469396">
                <text:p>1.469396</text:p>
              </table:table-cell>
              <table:table-cell office:value-type="float" office:value="0.655632">
                <text:p>0.655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line" chart:style-name="ch1">
        <chart:subtitle svg:x="7.162cm" svg:y="0.18cm" chart:style-name="ch2">
          <text:p>Speedup</text:p>
        </chart:subtitle>
        <chart:legend chart:legend-position="end" svg:x="13.228cm" svg:y="2.464cm" style:legend-expansion="high" chart:style-name="ch3"/>
        <chart:plot-area chart:style-name="ch4" table:cell-range-address="DC.A2:DC.A11 DC.D1:DC.D11 DC.G1:DC.G11 DC.J1:DC.J11 DC.M1:DC.M11 DC.P1:DC.P11 DC.S1:DC.S11 DC.V1:DC.V11 DC.Y1:DC.Y11" chart:data-source-has-labels="both" svg:x="0.32cm" svg:y="1.043cm" svg:width="12.588cm" svg:height="7.79cm">
          <chartooo:coordinate-region svg:x="0.941cm" svg:y="1.242cm" svg:width="11.41cm" svg:height="6.944cm"/>
          <chart:axis chart:dimension="x" chart:name="primary-x" chart:style-name="ch5" chartooo:axis-type="auto">
            <chartooo:date-scale/>
            <chart:categories table:cell-range-address="DC.A2:DC.A1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C.D2:DC.D11" chart:label-cell-address="DC.D1:DC.D1" chart:class="chart:line">
            <chart:data-point chart:repeated="10"/>
          </chart:series>
          <chart:series chart:style-name="ch8" chart:values-cell-range-address="DC.G2:DC.G11" chart:label-cell-address="DC.G1:DC.G1" chart:class="chart:line">
            <chart:data-point chart:repeated="10"/>
          </chart:series>
          <chart:series chart:style-name="ch9" chart:values-cell-range-address="DC.J2:DC.J11" chart:label-cell-address="DC.J1:DC.J1" chart:class="chart:line">
            <chart:data-point chart:repeated="10"/>
          </chart:series>
          <chart:series chart:style-name="ch10" chart:values-cell-range-address="DC.M2:DC.M11" chart:label-cell-address="DC.M1:DC.M1" chart:class="chart:line">
            <chart:data-point chart:repeated="10"/>
          </chart:series>
          <chart:series chart:style-name="ch11" chart:values-cell-range-address="DC.P2:DC.P11" chart:label-cell-address="DC.P1:DC.P1" chart:class="chart:line">
            <chart:data-point chart:repeated="10"/>
          </chart:series>
          <chart:series chart:style-name="ch12" chart:values-cell-range-address="DC.S2:DC.S11" chart:label-cell-address="DC.S1:DC.S1" chart:class="chart:line">
            <chart:data-point chart:repeated="10"/>
          </chart:series>
          <chart:series chart:style-name="ch13" chart:values-cell-range-address="DC.V2:DC.V11" chart:label-cell-address="DC.V1:DC.V1" chart:class="chart:line">
            <chart:data-point chart:repeated="10"/>
          </chart:series>
          <chart:series chart:style-name="ch14" chart:values-cell-range-address="DC.Y2:DC.Y11" chart:label-cell-address="DC.Y1:DC.Y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P – 1N</text:p>
                <draw:g>
                  <svg:desc>DC.D1:DC.D1</svg:desc>
                </draw:g>
              </table:table-cell>
              <table:table-cell office:value-type="string">
                <text:p>15P – 1N</text:p>
                <draw:g>
                  <svg:desc>DC.G1:DC.G1</svg:desc>
                </draw:g>
              </table:table-cell>
              <table:table-cell office:value-type="string">
                <text:p>31P – 1N</text:p>
                <draw:g>
                  <svg:desc>DC.J1:DC.J1</svg:desc>
                </draw:g>
              </table:table-cell>
              <table:table-cell office:value-type="string">
                <text:p>63P – 1N</text:p>
                <draw:g>
                  <svg:desc>DC.M1:DC.M1</svg:desc>
                </draw:g>
              </table:table-cell>
              <table:table-cell office:value-type="string">
                <text:p>15P – 2N</text:p>
                <draw:g>
                  <svg:desc>DC.P1:DC.P1</svg:desc>
                </draw:g>
              </table:table-cell>
              <table:table-cell office:value-type="string">
                <text:p>31P – 2N</text:p>
                <draw:g>
                  <svg:desc>DC.S1:DC.S1</svg:desc>
                </draw:g>
              </table:table-cell>
              <table:table-cell office:value-type="string">
                <text:p>63P – 2N</text:p>
                <draw:g>
                  <svg:desc>DC.V1:DC.V1</svg:desc>
                </draw:g>
              </table:table-cell>
              <table:table-cell office:value-type="string">
                <text:p>63P – 4N</text:p>
                <draw:g>
                  <svg:desc>DC.Y1:DC.Y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C.A2:DC.A11</svg:desc>
                </draw:g>
              </table:table-cell>
              <table:table-cell office:value-type="float" office:value="5.98147723049343">
                <text:p>5.98147723049343</text:p>
                <draw:g>
                  <svg:desc>DC.D2:DC.D11</svg:desc>
                </draw:g>
              </table:table-cell>
              <table:table-cell office:value-type="float" office:value="7.79242186359639">
                <text:p>7.79242186359639</text:p>
                <draw:g>
                  <svg:desc>DC.G2:DC.G11</svg:desc>
                </draw:g>
              </table:table-cell>
              <table:table-cell office:value-type="float" office:value="4.96425574380259">
                <text:p>4.96425574380259</text:p>
                <draw:g>
                  <svg:desc>DC.J2:DC.J11</svg:desc>
                </draw:g>
              </table:table-cell>
              <table:table-cell office:value-type="float" office:value="1.0943528674146">
                <text:p>1.0943528674146</text:p>
                <draw:g>
                  <svg:desc>DC.M2:DC.M11</svg:desc>
                </draw:g>
              </table:table-cell>
              <table:table-cell office:value-type="float" office:value="7.82412090838573">
                <text:p>7.82412090838573</text:p>
                <draw:g>
                  <svg:desc>DC.P2:DC.P11</svg:desc>
                </draw:g>
              </table:table-cell>
              <table:table-cell office:value-type="float" office:value="12.9232031835814">
                <text:p>12.9232031835814</text:p>
                <draw:g>
                  <svg:desc>DC.S2:DC.S11</svg:desc>
                </draw:g>
              </table:table-cell>
              <table:table-cell office:value-type="float" office:value="3.53771854255933">
                <text:p>3.53771854255933</text:p>
                <draw:g>
                  <svg:desc>DC.V2:DC.V11</svg:desc>
                </draw:g>
              </table:table-cell>
              <table:table-cell office:value-type="float" office:value="30.7479103743766">
                <text:p>30.7479103743766</text:p>
                <draw:g>
                  <svg:desc>DC.Y2:DC.Y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.16902539510912">
                <text:p>6.16902539510912</text:p>
              </table:table-cell>
              <table:table-cell office:value-type="float" office:value="8.23532272020706">
                <text:p>8.23532272020706</text:p>
              </table:table-cell>
              <table:table-cell office:value-type="float" office:value="8.36801020834914">
                <text:p>8.36801020834914</text:p>
              </table:table-cell>
              <table:table-cell office:value-type="float" office:value="8.10575404825879">
                <text:p>8.10575404825879</text:p>
              </table:table-cell>
              <table:table-cell office:value-type="float" office:value="8.11007863298136">
                <text:p>8.11007863298136</text:p>
              </table:table-cell>
              <table:table-cell office:value-type="float" office:value="16.4808676596788">
                <text:p>16.4808676596788</text:p>
              </table:table-cell>
              <table:table-cell office:value-type="float" office:value="14.013988246485">
                <text:p>14.013988246485</text:p>
              </table:table-cell>
              <table:table-cell office:value-type="float" office:value="31.7638259225896">
                <text:p>31.763825922589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.15572122785307">
                <text:p>7.15572122785307</text:p>
              </table:table-cell>
              <table:table-cell office:value-type="float" office:value="8.08710572396698">
                <text:p>8.08710572396698</text:p>
              </table:table-cell>
              <table:table-cell office:value-type="float" office:value="8.00484187921639">
                <text:p>8.00484187921639</text:p>
              </table:table-cell>
              <table:table-cell office:value-type="float" office:value="8.0801690496072">
                <text:p>8.0801690496072</text:p>
              </table:table-cell>
              <table:table-cell office:value-type="float" office:value="7.98792201082684">
                <text:p>7.98792201082684</text:p>
              </table:table-cell>
              <table:table-cell office:value-type="float" office:value="16.5114393765279">
                <text:p>16.5114393765279</text:p>
              </table:table-cell>
              <table:table-cell office:value-type="float" office:value="15.094177769666">
                <text:p>15.094177769666</text:p>
              </table:table-cell>
              <table:table-cell office:value-type="float" office:value="33.2970632159962">
                <text:p>33.297063215996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.29640741317368">
                <text:p>6.29640741317368</text:p>
              </table:table-cell>
              <table:table-cell office:value-type="float" office:value="8.51396130783122">
                <text:p>8.51396130783122</text:p>
              </table:table-cell>
              <table:table-cell office:value-type="float" office:value="7.61032322046807">
                <text:p>7.61032322046807</text:p>
              </table:table-cell>
              <table:table-cell office:value-type="float" office:value="8.68415787475818">
                <text:p>8.68415787475818</text:p>
              </table:table-cell>
              <table:table-cell office:value-type="float" office:value="8.39203329556898">
                <text:p>8.39203329556898</text:p>
              </table:table-cell>
              <table:table-cell office:value-type="float" office:value="16.7339059497196">
                <text:p>16.7339059497196</text:p>
              </table:table-cell>
              <table:table-cell office:value-type="float" office:value="15.2828530850334">
                <text:p>15.2828530850334</text:p>
              </table:table-cell>
              <table:table-cell office:value-type="float" office:value="33.7350780786717">
                <text:p>33.735078078671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17485848321419">
                <text:p>6.17485848321419</text:p>
              </table:table-cell>
              <table:table-cell office:value-type="float" office:value="8.49380279484335">
                <text:p>8.49380279484335</text:p>
              </table:table-cell>
              <table:table-cell office:value-type="float" office:value="8.03727885910289">
                <text:p>8.03727885910289</text:p>
              </table:table-cell>
              <table:table-cell office:value-type="float" office:value="8.50343529490563">
                <text:p>8.50343529490563</text:p>
              </table:table-cell>
              <table:table-cell office:value-type="float" office:value="8.35972694764551">
                <text:p>8.35972694764551</text:p>
              </table:table-cell>
              <table:table-cell office:value-type="float" office:value="16.6872767030315">
                <text:p>16.6872767030315</text:p>
              </table:table-cell>
              <table:table-cell office:value-type="float" office:value="14.0608884324564">
                <text:p>14.0608884324564</text:p>
              </table:table-cell>
              <table:table-cell office:value-type="float" office:value="33.5226613297647">
                <text:p>33.522661329764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.19838813979261">
                <text:p>7.19838813979261</text:p>
              </table:table-cell>
              <table:table-cell office:value-type="float" office:value="8.42073055323997">
                <text:p>8.42073055323997</text:p>
              </table:table-cell>
              <table:table-cell office:value-type="float" office:value="8.12714393696459">
                <text:p>8.12714393696459</text:p>
              </table:table-cell>
              <table:table-cell office:value-type="float" office:value="8.4070582688061">
                <text:p>8.4070582688061</text:p>
              </table:table-cell>
              <table:table-cell office:value-type="float" office:value="8.30341413299884">
                <text:p>8.30341413299884</text:p>
              </table:table-cell>
              <table:table-cell office:value-type="float" office:value="16.6542797431086">
                <text:p>16.6542797431086</text:p>
              </table:table-cell>
              <table:table-cell office:value-type="float" office:value="16.6693805737964">
                <text:p>16.6693805737964</text:p>
              </table:table-cell>
              <table:table-cell office:value-type="float" office:value="33.7668065627439">
                <text:p>33.766806562743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.30731294064572">
                <text:p>6.30731294064572</text:p>
              </table:table-cell>
              <table:table-cell office:value-type="float" office:value="8.61953798046272">
                <text:p>8.61953798046272</text:p>
              </table:table-cell>
              <table:table-cell office:value-type="float" office:value="8.71790804965571">
                <text:p>8.71790804965571</text:p>
              </table:table-cell>
              <table:table-cell office:value-type="float" office:value="8.27479742874486">
                <text:p>8.27479742874486</text:p>
              </table:table-cell>
              <table:table-cell office:value-type="float" office:value="8.48332557618383">
                <text:p>8.48332557618383</text:p>
              </table:table-cell>
              <table:table-cell office:value-type="float" office:value="17.1568590081788">
                <text:p>17.1568590081788</text:p>
              </table:table-cell>
              <table:table-cell office:value-type="float" office:value="16.6529837404335">
                <text:p>16.6529837404335</text:p>
              </table:table-cell>
              <table:table-cell office:value-type="float" office:value="34.1533731687174">
                <text:p>34.153373168717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6.29107826262886">
                <text:p>6.29107826262886</text:p>
              </table:table-cell>
              <table:table-cell office:value-type="float" office:value="8.59859647104357">
                <text:p>8.59859647104357</text:p>
              </table:table-cell>
              <table:table-cell office:value-type="float" office:value="8.82935511517022">
                <text:p>8.82935511517022</text:p>
              </table:table-cell>
              <table:table-cell office:value-type="float" office:value="8.54258331900379">
                <text:p>8.54258331900379</text:p>
              </table:table-cell>
              <table:table-cell office:value-type="float" office:value="8.46863449745568">
                <text:p>8.46863449745568</text:p>
              </table:table-cell>
              <table:table-cell office:value-type="float" office:value="17.2909104008264">
                <text:p>17.2909104008264</text:p>
              </table:table-cell>
              <table:table-cell office:value-type="float" office:value="16.1118316049047">
                <text:p>16.1118316049047</text:p>
              </table:table-cell>
              <table:table-cell office:value-type="float" office:value="34.421395399573">
                <text:p>34.42139539957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22375553881384">
                <text:p>6.22375553881384</text:p>
              </table:table-cell>
              <table:table-cell office:value-type="float" office:value="8.60707201270094">
                <text:p>8.60707201270094</text:p>
              </table:table-cell>
              <table:table-cell office:value-type="float" office:value="8.80442321001827">
                <text:p>8.80442321001827</text:p>
              </table:table-cell>
              <table:table-cell office:value-type="float" office:value="8.49233948926463">
                <text:p>8.49233948926463</text:p>
              </table:table-cell>
              <table:table-cell office:value-type="float" office:value="8.4827227355611">
                <text:p>8.4827227355611</text:p>
              </table:table-cell>
              <table:table-cell office:value-type="float" office:value="17.2661784898638">
                <text:p>17.2661784898638</text:p>
              </table:table-cell>
              <table:table-cell office:value-type="float" office:value="16.2776063138579">
                <text:p>16.2776063138579</text:p>
              </table:table-cell>
              <table:table-cell office:value-type="float" office:value="34.1496185892243">
                <text:p>34.149618589224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23878409246928">
                <text:p>6.23878409246928</text:p>
              </table:table-cell>
              <table:table-cell office:value-type="float" office:value="8.56272492359746">
                <text:p>8.56272492359746</text:p>
              </table:table-cell>
              <table:table-cell office:value-type="float" office:value="8.87366329860538">
                <text:p>8.87366329860538</text:p>
              </table:table-cell>
              <table:table-cell office:value-type="float" office:value="8.3264556680001">
                <text:p>8.3264556680001</text:p>
              </table:table-cell>
              <table:table-cell office:value-type="float" office:value="8.43386413791696">
                <text:p>8.43386413791696</text:p>
              </table:table-cell>
              <table:table-cell office:value-type="float" office:value="17.3276338495902">
                <text:p>17.3276338495902</text:p>
              </table:table-cell>
              <table:table-cell office:value-type="float" office:value="15.1838551350351">
                <text:p>15.1838551350351</text:p>
              </table:table-cell>
              <table:table-cell office:value-type="float" office:value="34.0299070210118">
                <text:p>34.0299070210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subtitle svg:x="7.096cm" svg:y="0.18cm" chart:style-name="ch2">
          <text:p>Eficiência</text:p>
        </chart:subtitle>
        <chart:legend chart:legend-position="end" svg:x="13.228cm" svg:y="2.465cm" style:legend-expansion="high" chart:style-name="ch3"/>
        <chart:plot-area chart:style-name="ch4" table:cell-range-address="DC.A2:DC.A11 DC.E1:DC.E11 DC.H1:DC.H11 DC.K1:DC.K11 DC.N1:DC.N11 DC.Q1:DC.Q11 DC.T1:DC.T11 DC.W1:DC.W11 DC.Z1:DC.Z11" chart:data-source-has-labels="both" svg:x="0.32cm" svg:y="1.043cm" svg:width="12.588cm" svg:height="7.791cm">
          <chartooo:coordinate-region svg:x="1.047cm" svg:y="1.243cm" svg:width="11.305cm" svg:height="6.944cm"/>
          <chart:axis chart:dimension="x" chart:name="primary-x" chart:style-name="ch5" chartooo:axis-type="auto">
            <chartooo:date-scale/>
            <chart:categories table:cell-range-address="DC.A2:DC.A1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C.E2:DC.E11" chart:label-cell-address="DC.E1:DC.E1" chart:class="chart:line">
            <chart:data-point chart:repeated="10"/>
          </chart:series>
          <chart:series chart:style-name="ch8" chart:values-cell-range-address="DC.H2:DC.H11" chart:label-cell-address="DC.H1:DC.H1" chart:class="chart:line">
            <chart:data-point chart:repeated="10"/>
          </chart:series>
          <chart:series chart:style-name="ch9" chart:values-cell-range-address="DC.K2:DC.K11" chart:label-cell-address="DC.K1:DC.K1" chart:class="chart:line">
            <chart:data-point chart:repeated="10"/>
          </chart:series>
          <chart:series chart:style-name="ch10" chart:values-cell-range-address="DC.N2:DC.N11" chart:label-cell-address="DC.N1:DC.N1" chart:class="chart:line">
            <chart:data-point chart:repeated="10"/>
          </chart:series>
          <chart:series chart:style-name="ch11" chart:values-cell-range-address="DC.Q2:DC.Q11" chart:label-cell-address="DC.Q1:DC.Q1" chart:class="chart:line">
            <chart:data-point chart:repeated="10"/>
          </chart:series>
          <chart:series chart:style-name="ch12" chart:values-cell-range-address="DC.T2:DC.T11" chart:label-cell-address="DC.T1:DC.T1" chart:class="chart:line">
            <chart:data-point chart:repeated="10"/>
          </chart:series>
          <chart:series chart:style-name="ch13" chart:values-cell-range-address="DC.W2:DC.W11" chart:label-cell-address="DC.W1:DC.W1" chart:class="chart:line">
            <chart:data-point chart:repeated="10"/>
          </chart:series>
          <chart:series chart:style-name="ch14" chart:values-cell-range-address="DC.Z2:DC.Z11" chart:label-cell-address="DC.Z1:DC.Z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P – 1N</text:p>
                <draw:g>
                  <svg:desc>DC.E1:DC.E1</svg:desc>
                </draw:g>
              </table:table-cell>
              <table:table-cell office:value-type="string">
                <text:p>15P – 1N</text:p>
                <draw:g>
                  <svg:desc>DC.H1:DC.H1</svg:desc>
                </draw:g>
              </table:table-cell>
              <table:table-cell office:value-type="string">
                <text:p>31P – 1N</text:p>
                <draw:g>
                  <svg:desc>DC.K1:DC.K1</svg:desc>
                </draw:g>
              </table:table-cell>
              <table:table-cell office:value-type="string">
                <text:p>63P – 1N</text:p>
                <draw:g>
                  <svg:desc>DC.N1:DC.N1</svg:desc>
                </draw:g>
              </table:table-cell>
              <table:table-cell office:value-type="string">
                <text:p>15P – 2N</text:p>
                <draw:g>
                  <svg:desc>DC.Q1:DC.Q1</svg:desc>
                </draw:g>
              </table:table-cell>
              <table:table-cell office:value-type="string">
                <text:p>31P – 2N</text:p>
                <draw:g>
                  <svg:desc>DC.T1:DC.T1</svg:desc>
                </draw:g>
              </table:table-cell>
              <table:table-cell office:value-type="string">
                <text:p>63P – 2N</text:p>
                <draw:g>
                  <svg:desc>DC.W1:DC.W1</svg:desc>
                </draw:g>
              </table:table-cell>
              <table:table-cell office:value-type="string">
                <text:p>63P – 4N</text:p>
                <draw:g>
                  <svg:desc>DC.Z1:DC.Z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C.A2:DC.A11</svg:desc>
                </draw:g>
              </table:table-cell>
              <table:table-cell office:value-type="float" office:value="0.854496747213347">
                <text:p>0.854496747213347</text:p>
                <draw:g>
                  <svg:desc>DC.E2:DC.E11</svg:desc>
                </draw:g>
              </table:table-cell>
              <table:table-cell office:value-type="float" office:value="0.519494790906426">
                <text:p>0.519494790906426</text:p>
                <draw:g>
                  <svg:desc>DC.H2:DC.H11</svg:desc>
                </draw:g>
              </table:table-cell>
              <table:table-cell office:value-type="float" office:value="0.160137282058148">
                <text:p>0.160137282058148</text:p>
                <draw:g>
                  <svg:desc>DC.K2:DC.K11</svg:desc>
                </draw:g>
              </table:table-cell>
              <table:table-cell office:value-type="float" office:value="0.0173706804351525">
                <text:p>0.0173706804351525</text:p>
                <draw:g>
                  <svg:desc>DC.N2:DC.N11</svg:desc>
                </draw:g>
              </table:table-cell>
              <table:table-cell office:value-type="float" office:value="0.521608060559049">
                <text:p>0.521608060559049</text:p>
                <draw:g>
                  <svg:desc>DC.Q2:DC.Q11</svg:desc>
                </draw:g>
              </table:table-cell>
              <table:table-cell office:value-type="float" office:value="0.416877522051013">
                <text:p>0.416877522051013</text:p>
                <draw:g>
                  <svg:desc>DC.T2:DC.T11</svg:desc>
                </draw:g>
              </table:table-cell>
              <table:table-cell office:value-type="float" office:value="0.0561542625803068">
                <text:p>0.0561542625803068</text:p>
                <draw:g>
                  <svg:desc>DC.W2:DC.W11</svg:desc>
                </draw:g>
              </table:table-cell>
              <table:table-cell office:value-type="float" office:value="0.48806206943455">
                <text:p>0.48806206943455</text:p>
                <draw:g>
                  <svg:desc>DC.Z2:DC.Z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81289342158446">
                <text:p>0.881289342158446</text:p>
              </table:table-cell>
              <table:table-cell office:value-type="float" office:value="0.54902151468047">
                <text:p>0.54902151468047</text:p>
              </table:table-cell>
              <table:table-cell office:value-type="float" office:value="0.269935813172553">
                <text:p>0.269935813172553</text:p>
              </table:table-cell>
              <table:table-cell office:value-type="float" office:value="0.128662762670774">
                <text:p>0.128662762670774</text:p>
              </table:table-cell>
              <table:table-cell office:value-type="float" office:value="0.540671908865424">
                <text:p>0.540671908865424</text:p>
              </table:table-cell>
              <table:table-cell office:value-type="float" office:value="0.531640892247703">
                <text:p>0.531640892247703</text:p>
              </table:table-cell>
              <table:table-cell office:value-type="float" office:value="0.222444257880715">
                <text:p>0.222444257880715</text:p>
              </table:table-cell>
              <table:table-cell office:value-type="float" office:value="0.504187713056978">
                <text:p>0.50418771305697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0222458896933">
                <text:p>1.0222458896933</text:p>
              </table:table-cell>
              <table:table-cell office:value-type="float" office:value="0.539140381597799">
                <text:p>0.539140381597799</text:p>
              </table:table-cell>
              <table:table-cell office:value-type="float" office:value="0.258220705781174">
                <text:p>0.258220705781174</text:p>
              </table:table-cell>
              <table:table-cell office:value-type="float" office:value="0.128256651581067">
                <text:p>0.128256651581067</text:p>
              </table:table-cell>
              <table:table-cell office:value-type="float" office:value="0.532528134055123">
                <text:p>0.532528134055123</text:p>
              </table:table-cell>
              <table:table-cell office:value-type="float" office:value="0.532627076662189">
                <text:p>0.532627076662189</text:p>
              </table:table-cell>
              <table:table-cell office:value-type="float" office:value="0.239590123328032">
                <text:p>0.239590123328032</text:p>
              </table:table-cell>
              <table:table-cell office:value-type="float" office:value="0.52852481295232">
                <text:p>0.5285248129523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99486773310526">
                <text:p>0.899486773310526</text:p>
              </table:table-cell>
              <table:table-cell office:value-type="float" office:value="0.567597420522082">
                <text:p>0.567597420522082</text:p>
              </table:table-cell>
              <table:table-cell office:value-type="float" office:value="0.245494297434454">
                <text:p>0.245494297434454</text:p>
              </table:table-cell>
              <table:table-cell office:value-type="float" office:value="0.137843775789812">
                <text:p>0.137843775789812</text:p>
              </table:table-cell>
              <table:table-cell office:value-type="float" office:value="0.559468886371266">
                <text:p>0.559468886371266</text:p>
              </table:table-cell>
              <table:table-cell office:value-type="float" office:value="0.53980341773289">
                <text:p>0.53980341773289</text:p>
              </table:table-cell>
              <table:table-cell office:value-type="float" office:value="0.242584969603705">
                <text:p>0.242584969603705</text:p>
              </table:table-cell>
              <table:table-cell office:value-type="float" office:value="0.535477429820185">
                <text:p>0.53547742982018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88212264045917">
                <text:p>0.88212264045917</text:p>
              </table:table-cell>
              <table:table-cell office:value-type="float" office:value="0.566253519656224">
                <text:p>0.566253519656224</text:p>
              </table:table-cell>
              <table:table-cell office:value-type="float" office:value="0.259267059971061">
                <text:p>0.259267059971061</text:p>
              </table:table-cell>
              <table:table-cell office:value-type="float" office:value="0.1349751634112">
                <text:p>0.1349751634112</text:p>
              </table:table-cell>
              <table:table-cell office:value-type="float" office:value="0.557315129843034">
                <text:p>0.557315129843034</text:p>
              </table:table-cell>
              <table:table-cell office:value-type="float" office:value="0.538299248484886">
                <text:p>0.538299248484886</text:p>
              </table:table-cell>
              <table:table-cell office:value-type="float" office:value="0.223188705277085">
                <text:p>0.223188705277085</text:p>
              </table:table-cell>
              <table:table-cell office:value-type="float" office:value="0.532105735393091">
                <text:p>0.53210573539309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02834116282752">
                <text:p>1.02834116282752</text:p>
              </table:table-cell>
              <table:table-cell office:value-type="float" office:value="0.561382036882664">
                <text:p>0.561382036882664</text:p>
              </table:table-cell>
              <table:table-cell office:value-type="float" office:value="0.262165933450471">
                <text:p>0.262165933450471</text:p>
              </table:table-cell>
              <table:table-cell office:value-type="float" office:value="0.133445369346129">
                <text:p>0.133445369346129</text:p>
              </table:table-cell>
              <table:table-cell office:value-type="float" office:value="0.553560942199923">
                <text:p>0.553560942199923</text:p>
              </table:table-cell>
              <table:table-cell office:value-type="float" office:value="0.537234830422859">
                <text:p>0.537234830422859</text:p>
              </table:table-cell>
              <table:table-cell office:value-type="float" office:value="0.264593342441212">
                <text:p>0.264593342441212</text:p>
              </table:table-cell>
              <table:table-cell office:value-type="float" office:value="0.53598105655149">
                <text:p>0.5359810565514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901044705806531">
                <text:p>0.901044705806531</text:p>
              </table:table-cell>
              <table:table-cell office:value-type="float" office:value="0.574635865364181">
                <text:p>0.574635865364181</text:p>
              </table:table-cell>
              <table:table-cell office:value-type="float" office:value="0.281222840311475">
                <text:p>0.281222840311475</text:p>
              </table:table-cell>
              <table:table-cell office:value-type="float" office:value="0.131345990932458">
                <text:p>0.131345990932458</text:p>
              </table:table-cell>
              <table:table-cell office:value-type="float" office:value="0.565555038412255">
                <text:p>0.565555038412255</text:p>
              </table:table-cell>
              <table:table-cell office:value-type="float" office:value="0.553447064779961">
                <text:p>0.553447064779961</text:p>
              </table:table-cell>
              <table:table-cell office:value-type="float" office:value="0.264333075244976">
                <text:p>0.264333075244976</text:p>
              </table:table-cell>
              <table:table-cell office:value-type="float" office:value="0.542117034424086">
                <text:p>0.54211703442408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898725466089837">
                <text:p>0.898725466089837</text:p>
              </table:table-cell>
              <table:table-cell office:value-type="float" office:value="0.573239764736238">
                <text:p>0.573239764736238</text:p>
              </table:table-cell>
              <table:table-cell office:value-type="float" office:value="0.284817906940975">
                <text:p>0.284817906940975</text:p>
              </table:table-cell>
              <table:table-cell office:value-type="float" office:value="0.135596560619108">
                <text:p>0.135596560619108</text:p>
              </table:table-cell>
              <table:table-cell office:value-type="float" office:value="0.564575633163712">
                <text:p>0.564575633163712</text:p>
              </table:table-cell>
              <table:table-cell office:value-type="float" office:value="0.557771303252464">
                <text:p>0.557771303252464</text:p>
              </table:table-cell>
              <table:table-cell office:value-type="float" office:value="0.25574335880801">
                <text:p>0.25574335880801</text:p>
              </table:table-cell>
              <table:table-cell office:value-type="float" office:value="0.546371355548777">
                <text:p>0.54637135554877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889107934116263">
                <text:p>0.889107934116263</text:p>
              </table:table-cell>
              <table:table-cell office:value-type="float" office:value="0.57380480084673">
                <text:p>0.57380480084673</text:p>
              </table:table-cell>
              <table:table-cell office:value-type="float" office:value="0.284013651936073">
                <text:p>0.284013651936073</text:p>
              </table:table-cell>
              <table:table-cell office:value-type="float" office:value="0.134799039512137">
                <text:p>0.134799039512137</text:p>
              </table:table-cell>
              <table:table-cell office:value-type="float" office:value="0.565514849037407">
                <text:p>0.565514849037407</text:p>
              </table:table-cell>
              <table:table-cell office:value-type="float" office:value="0.556973499673024">
                <text:p>0.556973499673024</text:p>
              </table:table-cell>
              <table:table-cell office:value-type="float" office:value="0.258374703394569">
                <text:p>0.258374703394569</text:p>
              </table:table-cell>
              <table:table-cell office:value-type="float" office:value="0.542057437924196">
                <text:p>0.54205743792419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891254870352755">
                <text:p>0.891254870352755</text:p>
              </table:table-cell>
              <table:table-cell office:value-type="float" office:value="0.57084832823983">
                <text:p>0.57084832823983</text:p>
              </table:table-cell>
              <table:table-cell office:value-type="float" office:value="0.286247203180819">
                <text:p>0.286247203180819</text:p>
              </table:table-cell>
              <table:table-cell office:value-type="float" office:value="0.132165962984129">
                <text:p>0.132165962984129</text:p>
              </table:table-cell>
              <table:table-cell office:value-type="float" office:value="0.562257609194464">
                <text:p>0.562257609194464</text:p>
              </table:table-cell>
              <table:table-cell office:value-type="float" office:value="0.558955930631941">
                <text:p>0.558955930631941</text:p>
              </table:table-cell>
              <table:table-cell office:value-type="float" office:value="0.241013573571985">
                <text:p>0.241013573571985</text:p>
              </table:table-cell>
              <table:table-cell office:value-type="float" office:value="0.540157254301774">
                <text:p>0.540157254301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